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2.54cm"/>
    </style:style>
    <style:style style:name="gr2" style:family="graphic" style:parent-style-name="standard">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9.025cm"/>
    </style:style>
    <style:style style:name="gr6" style:family="graphic" style:parent-style-name="standard">
      <style:graphic-properties draw:stroke="none" svg:stroke-color="#000000" draw:fill="none" draw:fill-color="#ffffff" fo:min-height="18.165cm"/>
    </style:style>
    <style:style style:name="gr7" style:family="graphic" style:parent-style-name="standard">
      <style:graphic-properties draw:stroke="none" svg:stroke-color="#000000" draw:fill="none" draw:fill-color="#ffffff" fo:min-height="13.97cm"/>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fo:min-height="2.925cm"/>
    </style:style>
    <style:style style:name="gr10" style:family="graphic" style:parent-style-name="standard">
      <style:graphic-properties draw:stroke="none" svg:stroke-color="#000000" draw:fill="none" draw:fill-color="#ffffff" fo:min-height="1.02cm"/>
    </style:style>
    <style:style style:name="gr11" style:family="graphic" style:parent-style-name="standard">
      <style:graphic-properties draw:stroke="none" svg:stroke-color="#000000" draw:fill="none" draw:fill-color="#ffffff" draw:textarea-horizontal-align="left" draw:auto-grow-height="true" draw:auto-grow-width="true" fo:min-height="0.863cm" fo:min-width="0cm"/>
    </style:style>
    <style:style style:name="gr12" style:family="graphic" style:parent-style-name="standard">
      <style:graphic-properties draw:stroke="none" svg:stroke-color="#000000" draw:fill="none" draw:fill-color="#ffffff" fo:min-height="1.655cm"/>
    </style:style>
    <style:style style:name="gr13" style:family="graphic" style:parent-style-name="standard">
      <style:graphic-properties draw:stroke="none" svg:stroke-color="#000000" draw:fill="none" draw:fill-color="#ffffff" fo:min-height="1.675cm"/>
    </style:style>
    <style:style style:name="gr14" style:family="graphic" style:parent-style-name="standard">
      <style:graphic-properties draw:stroke="none" svg:stroke-color="#000000" draw:fill="none" draw:fill-color="#ffffff" fo:min-height="1.018cm"/>
    </style:style>
    <style:style style:name="gr15" style:family="graphic" style:parent-style-name="standard">
      <style:graphic-properties draw:stroke="none" svg:stroke-color="#000000" draw:fill="none" draw:fill-color="#ffffff" fo:min-height="1.27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10.02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text-shadow="none"/>
    </style:style>
    <style:style style:name="P4" style:family="paragraph">
      <style:paragraph-properties fo:margin-left="0cm" fo:margin-right="0cm" fo:text-indent="0cm"/>
      <style:text-properties fo:font-weight="bold"/>
    </style:style>
    <style:style style:name="P5" style:family="paragraph">
      <style:paragraph-properties fo:margin-left="0cm" fo:margin-right="0cm" fo:text-indent="0cm"/>
      <style:text-properties fo:font-size="10pt" fo:font-weight="normal"/>
    </style:style>
    <style:style style:name="P6" style:family="paragraph">
      <style:paragraph-properties fo:margin-left="0cm" fo:margin-right="0cm" fo:text-indent="0cm"/>
      <style:text-properties fo:font-size="18pt" fo:text-shadow="none" fo:font-weight="bold"/>
    </style:style>
    <style:style style:name="P7" style:family="paragraph">
      <style:paragraph-properties fo:margin-left="0cm" fo:margin-right="0cm" fo:text-align="justify" fo:text-indent="0cm"/>
      <style:text-properties fo:font-size="10pt"/>
    </style:style>
    <style:style style:name="P8" style:family="paragraph">
      <style:paragraph-properties fo:margin-left="0cm" fo:margin-right="0cm" fo:text-indent="0cm"/>
      <style:text-properties fo:font-size="10pt"/>
    </style:style>
    <style:style style:name="P9" style:family="paragraph">
      <style:paragraph-properties fo:margin-left="0cm" fo:margin-right="0cm" fo:text-indent="0cm"/>
      <style:text-properties fo:font-size="22pt" fo:font-weight="bold"/>
    </style:style>
    <style:style style:name="P10" style:family="paragraph">
      <style:text-properties fo:font-size="22pt" fo:font-weight="bold"/>
    </style:style>
    <style:style style:name="T1" style:family="text">
      <style:text-properties fo:text-shadow="none" fo:font-weight="bold"/>
    </style:style>
    <style:style style:name="T2" style:family="text">
      <style:text-properties fo:text-shadow="none"/>
    </style:style>
    <style:style style:name="T3" style:family="text">
      <style:text-properties fo:font-size="10pt" fo:text-shadow="none"/>
    </style:style>
    <style:style style:name="T4" style:family="text">
      <style:text-properties fo:font-size="10pt" fo:font-style="italic" fo:text-shadow="none"/>
    </style:style>
    <style:style style:name="T5" style:family="text">
      <style:text-properties fo:font-size="10pt" fo:font-style="normal" fo:text-shadow="none"/>
    </style:style>
    <style:style style:name="T6" style:family="text">
      <style:text-properties fo:font-size="12pt" fo:font-style="normal" fo:text-shadow="none"/>
    </style:style>
    <style:style style:name="T7" style:family="text">
      <style:text-properties fo:font-size="18pt" fo:font-style="normal" fo:text-shadow="none" fo:font-weight="bold"/>
    </style:style>
    <style:style style:name="T8" style:family="text">
      <style:text-properties fo:font-size="10pt" fo:font-style="normal" fo:text-shadow="none" fo:font-weight="normal"/>
    </style:style>
    <style:style style:name="T9" style:family="text">
      <style:text-properties fo:font-family="Arial" style:font-style-name="Regular" style:font-family-generic="swiss" style:font-pitch="variable" fo:font-size="10pt" fo:font-style="normal" fo:text-shadow="none"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0" style:family="text">
      <style:text-properties fo:font-family="Arial" style:font-style-name="Regular" style:font-family-generic="swiss" style:font-pitch="variable" fo:font-size="8pt" fo:font-style="normal" fo:text-shadow="none"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1" style:family="text">
      <style:text-properties fo:font-weight="bold"/>
    </style:style>
    <style:style style:name="T12" style:family="text">
      <style:text-properties fo:font-family="Symbol" style:font-style-name="Medium" fo:font-size="12pt" fo:font-weight="normal" style:font-family-asian="Symbol" style:font-style-name-asian="Medium" style:font-family-complex="Symbol" style:font-style-name-complex="Medium"/>
    </style:style>
    <style:style style:name="T13" style:family="text">
      <style:text-properties fo:font-family="Symbol" style:font-style-name="Medium" fo:font-size="10pt" fo:font-weight="normal" style:font-family-asian="Symbol" style:font-style-name-asian="Medium" style:font-family-complex="Symbol" style:font-style-name-complex="Medium"/>
    </style:style>
    <style:style style:name="T14" style:family="text">
      <style:text-properties fo:font-family="Arial" style:font-family-generic="swiss" style:font-pitch="variable" fo:font-size="10pt" fo:font-weight="normal" style:font-family-asian="Symbol" style:font-style-name-asian="Medium" style:font-family-complex="Symbol" style:font-style-name-complex="Medium"/>
    </style:style>
    <style:style style:name="T15" style:family="text">
      <style:text-properties fo:font-family="Arial" style:font-family-generic="swiss" style:font-pitch="variable" fo:font-size="10pt" fo:font-style="italic" fo:font-weight="normal" style:font-family-asian="Symbol" style:font-style-name-asian="Medium" style:font-family-complex="Symbol" style:font-style-name-complex="Medium"/>
    </style:style>
    <style:style style:name="T16" style:family="text">
      <style:text-properties fo:font-family="Arial" style:font-family-generic="swiss" style:font-pitch="variable" fo:font-size="10pt" fo:font-style="normal" fo:font-weight="normal" style:font-family-asian="Symbol" style:font-style-name-asian="Medium" style:font-family-complex="Symbol" style:font-style-name-complex="Medium"/>
    </style:style>
    <style:style style:name="T17" style:family="text">
      <style:text-properties fo:font-family="Symbol" style:font-style-name="Medium" fo:font-size="10pt" fo:font-style="normal" fo:font-weight="normal" style:font-family-asian="Symbol" style:font-style-name-asian="Medium" style:font-family-complex="Symbol" style:font-style-name-complex="Medium"/>
    </style:style>
    <style:style style:name="T18" style:family="text">
      <style:text-properties fo:font-family="Arial" style:font-style-name="Regular" style:font-family-generic="swiss" style:font-pitch="variable" fo:font-size="10pt" fo:font-style="normal"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9" style:family="text">
      <style:text-properties fo:font-family="Arial" style:font-style-name="Regular" style:font-family-generic="swiss" style:font-pitch="variable" fo:font-size="10pt" fo:font-style="italic"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0" style:family="text">
      <style:text-properties fo:font-size="10pt" fo:font-weight="normal"/>
    </style:style>
    <style:style style:name="T21" style:family="text">
      <style:text-properties fo:font-family="Symbol" style:font-style-name="Medium" fo:font-size="10pt" fo:font-style="normal" fo:text-shadow="none" fo:font-weight="normal" style:font-family-asian="Symbol" style:font-style-name-asian="Medium" style:font-family-complex="Symbol" style:font-style-name-complex="Medium"/>
    </style:style>
    <style:style style:name="T22" style:family="text">
      <style:text-properties fo:font-family="Arial" style:font-family-generic="swiss" style:font-pitch="variable" fo:font-size="10pt" fo:font-style="normal" fo:text-shadow="none" fo:font-weight="normal" style:font-family-asian="Symbol" style:font-style-name-asian="Medium" style:font-family-complex="Symbol" style:font-style-name-complex="Medium"/>
    </style:style>
    <style:style style:name="T23" style:family="text">
      <style:text-properties fo:font-family="Arial" style:font-family-generic="swiss" style:font-pitch="variable" fo:font-size="10pt" fo:font-style="italic" fo:text-shadow="none" fo:font-weight="normal" style:font-family-asian="Symbol" style:font-style-name-asian="Medium" style:font-family-complex="Symbol" style:font-style-name-complex="Medium"/>
    </style:style>
    <style:style style:name="T24" style:family="text">
      <style:text-properties fo:font-family="Arial" style:font-family-generic="swiss" style:font-pitch="variable" fo:font-size="14pt" fo:font-style="normal" fo:text-shadow="none" fo:font-weight="normal" style:font-family-asian="Symbol" style:font-style-name-asian="Medium" style:font-family-complex="Symbol" style:font-style-name-complex="Medium"/>
    </style:style>
    <style:style style:name="T25" style:family="text">
      <style:text-properties fo:font-size="18pt" fo:font-style="normal" fo:text-shadow="none" fo:font-weight="normal"/>
    </style:style>
    <style:style style:name="T26" style:family="text">
      <style:text-properties fo:font-size="14pt" fo:font-style="normal" fo:text-shadow="none" fo:font-weight="normal"/>
    </style:style>
    <style:style style:name="T27" style:family="text">
      <style:text-properties fo:font-size="10pt"/>
    </style:style>
    <style:style style:name="T28" style:family="text">
      <style:text-properties fo:font-size="10pt" fo:font-weight="bold"/>
    </style:style>
    <style:style style:name="T29" style:family="text">
      <style:text-properties fo:font-size="22pt" fo:font-weight="bold"/>
    </style:style>
    <style:style style:name="T30" style:family="text">
      <style:text-properties fo:font-size="10pt" fo:font-style="italic"/>
    </style:style>
    <style:style style:name="T31" style:family="text">
      <style:text-properties fo:font-size="10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7cm" svg:height="2.79cm" svg:x="5.08cm" svg:y="1.27cm">
          <draw:text-box>
            <text:p text:style-name="P1"/>
          </draw:text-box>
        </draw:frame>
        <draw:frame draw:style-name="gr2" draw:layer="layout" svg:width="5.247cm" svg:height="1.4cm" svg:x="8.328cm" svg:y="2.692cm">
          <draw:object xlink:href="./Object 31" xlink:type="simple" xlink:show="embed" xlink:actuate="onLoad"/>
          <draw:image xlink:href="./ObjectReplacements/Object 31" xlink:type="simple" xlink:show="embed" xlink:actuate="onLoad"/>
        </draw:frame>
        <draw:frame draw:style-name="gr3" draw:layer="layout" svg:width="4.871cm" svg:height="0.962cm" svg:x="8.555cm" svg:y="3.915cm">
          <draw:text-box>
            <text:p text:style-name="P1">A game of logic</text:p>
          </draw:text-box>
        </draw:frame>
        <draw:line draw:style-name="gr4" draw:text-style-name="P2" draw:layer="layout" svg:x1="10.795cm" svg:y1="6.985cm" svg:x2="10.795cm" svg:y2="27.305cm">
          <text:p text:style-name="P1"/>
        </draw:line>
        <draw:frame draw:style-name="gr5" draw:text-style-name="P3" draw:layer="layout" svg:width="10.16cm" svg:height="20.995cm" svg:x="0.535cm" svg:y="6.18cm">
          <draw:text-box>
            <text:p text:style-name="P1"><text:span text:style-name="T1">Rules</text:span></text:p>
            <text:p text:style-name="P1"><text:span text:style-name="T2"/></text:p>
            <text:p text:style-name="P1"><text:span text:style-name="T3">Each player is dealt some number of cards face up, call it </text:span><text:span text:style-name="T4">n</text:span><text:span text:style-name="T5">. <text:s/>Typical values for </text:span><text:span text:style-name="T4">n</text:span><text:span text:style-name="T5"> are 2 or 3. <text:s/>The goal of the game is to win, either by getting some number of points (call it </text:span><text:span text:style-name="T4">w</text:span><text:span text:style-name="T5">, typically 3) or by winning by a condition described below. Play rotates clockwise. The game proceeds by progressively logically describing a set of objects L. A player's turn proceeds in two phases: Scoring and Writing in that order.</text:span></text:p>
            <text:p text:style-name="P1"><text:span text:style-name="T5"/></text:p>
            <text:p text:style-name="P1"><text:span text:style-name="T5">I'll discuss the writing phase first, because the scoring phase will be more obvious after you know what is written. <text:s/>In the writing phase, a player picks one or more cards from his hand and plays them according to the instructions on the card. <text:s/>This will usually result in writing a statement of logic on the board.</text:span></text:p>
            <text:p text:style-name="P1"><text:span text:style-name="T5"/></text:p>
            <text:p text:style-name="P1"><text:span text:style-name="T5">In the scoring phase, which comes </text:span><text:span text:style-name="T4">before</text:span><text:span text:style-name="T5"> the writing phase, the player looks at the board to see if he can make any derivations. <text:s/>If he can determine (and convince the other players) that one or more statements is a consequence of the others, i.e. it is redundant, then the player gets one point for each such statement. <text:s/>If the player determines that the statements on the board are inconsistent, i.e. they lead to an absurdity like “p and not p” for some statement p, then the player instantly wins the game.</text:span></text:p>
            <text:p text:style-name="P1"><text:span text:style-name="T5"/></text:p>
            <text:p text:style-name="P1"><text:span text:style-name="T5">After the player's turn, he should refill his stock of cards from the deck so that he has </text:span><text:span text:style-name="T4">n</text:span><text:span text:style-name="T5"> again.</text:span></text:p>
            <text:p text:style-name="P1"><text:span text:style-name="T6"/></text:p>
            <text:p text:style-name="P1"><text:span text:style-name="T7">Nonlogical Symbols</text:span></text:p>
            <text:p text:style-name="P1"><text:span text:style-name="T7"/></text:p>
            <text:p text:style-name="P1"><text:span text:style-name="T8"><text:s text:c="2"/></text:span><text:span text:style-name="T8">blonde – predicate (true or false for each object). blonde(x) is read as “x is blonde”.</text:span></text:p>
            <text:p text:style-name="P1"><text:span text:style-name="T8"><text:s text:c="2"/></text:span><text:span text:style-name="T8">happy – predicate. <text:s/>happy(x) is read as “x is happy”.</text:span></text:p>
            <text:p text:style-name="P1"><text:span text:style-name="T8"><text:s text:c="2"/></text:span><text:span text:style-name="T8">likes – binary relation (true or false for each pair of objects). likes(x,y) is read as “x likes y”.</text:span></text:p>
            <text:p text:style-name="P1"><text:span text:style-name="T8"><text:s text:c="2"/></text:span><text:span text:style-name="T8">smarter – binary relation. smarter(x,y) is read as “x is smarter than y”.</text:span></text:p>
            <text:p text:style-name="P1"><text:span text:style-name="T8"><text:s text:c="2"/></text:span><text:span text:style-name="T8">father – unary function (L </text:span><text:span text:style-name="T9">→ L) (associates a single output value for each object input value). <text:s/>father(x) is read as “x's father”.</text:span></text:p>
            <text:p text:style-name="P1"><text:span text:style-name="T9"><text:s text:c="2"/></text:span><text:span text:style-name="T9">+ - binary function (L x L → L) (associates a single output value for each pair of input values). <text:s/>x + y is read as “x plus y”.</text:span></text:p>
            <text:p text:style-name="P1"><text:span text:style-name="T9"/></text:p>
            <text:p text:style-name="P1"><text:span text:style-name="T9"/></text:p>
            <text:p text:style-name="P1"><text:span text:style-name="T10"/></text:p>
            <text:p text:style-name="P1"><text:span text:style-name="T10">Copyright © 2006 Luke Palmer. <text:s/>Licensed under a Creative Commons® Noncommercial Attribution ShareAlike license:</text:span></text:p>
            <text:p text:style-name="P1"><text:span text:style-name="T10">http://creativecommons.org/licenses/by-nc-sa/2.5/</text:span></text:p>
          </draw:text-box>
        </draw:frame>
        <draw:frame draw:style-name="gr6" draw:text-style-name="P1" draw:layer="layout" svg:width="8.89cm" svg:height="18.415cm" svg:x="11.43cm" svg:y="7.62cm">
          <draw:text-box>
            <text:p text:style-name="P1"/>
          </draw:text-box>
        </draw:frame>
        <draw:frame draw:style-name="gr7" draw:text-style-name="P4" draw:layer="layout" svg:width="10.095cm" svg:height="20.828cm" svg:x="10.93cm" svg:y="6.15cm">
          <draw:text-box>
            <text:p text:style-name="P1"><text:span text:style-name="T11">Logical Symbols</text:span></text:p>
            <text:p text:style-name="P1"><text:span text:style-name="T11"/></text:p>
            <text:p text:style-name="P1"><text:span text:style-name="T12"><text:s/></text:span><text:span text:style-name="T13"><text:s text:c="3"/> </text:span><text:span text:style-name="T13">- </text:span><text:span text:style-name="T14">for all. <text:s/>Indicates that all objects in the set L have some property. <text:s/>For example, </text:span><text:span text:style-name="T13"></text:span><text:span text:style-name="T15">x</text:span><text:span text:style-name="T14"> happy(</text:span><text:span text:style-name="T15">x</text:span><text:span text:style-name="T14">) means every object in L has the property </text:span><text:span text:style-name="T15">happy</text:span><text:span text:style-name="T16">. <text:s/>Note that one of the logical axioms of this game is that there is at least one object, so for-alls which state contradictions are themselves contradictions (not vacuously true).</text:span></text:p>
            <text:p text:style-name="P1"><text:span text:style-name="T16"><text:s text:c="4"/></text:span><text:span text:style-name="T17"></text:span><text:span text:style-name="T16"> </text:span><text:span text:style-name="T16">- there exists. Indicates that at least one object in the set L has some property. <text:s/>Example: </text:span><text:span text:style-name="T17"></text:span><text:span text:style-name="T15">x</text:span><text:span text:style-name="T17"></text:span><text:span text:style-name="T15">y </text:span><text:span text:style-name="T16">(</text:span><text:span text:style-name="T15">x+y=x</text:span><text:span text:style-name="T16">) means for every object in L, there is another (possibly the same) object in L which you can add to it to get the original back.</text:span></text:p>
            <text:p text:style-name="P1"><text:span text:style-name="T16"><text:s text:c="4"/></text:span><text:span text:style-name="T17"></text:span><text:span text:style-name="T16">!</text:span><text:span text:style-name="T17"> </text:span><text:span text:style-name="T16">- there uniquely exists. <text:s/>Indicates that exactly one object satisfies the given property in terms of the previous variables. <text:s/>Example: <text:s text:c="2"/></text:span><text:span text:style-name="T17"></text:span><text:span text:style-name="T15">x</text:span><text:span text:style-name="T17">!</text:span><text:span text:style-name="T15">y </text:span><text:span text:style-name="T16">(</text:span><text:span text:style-name="T15">x+y=0</text:span><text:span text:style-name="T16">) means for every object, there is a unique object which, when added to the original, sums to zero (unique inverses). <text:s/>Notice that this object may be different for different x's; it is simply saying that not more than one object satisfies the condition with respect to x. <text:s/>If you use a quantifier card to play this quantifier, you are allowed to name the object or function you are identifying, as explained on the card. <text:s/>For example, in the statement above, it is well-formed to make that y a function of x, so we could call that y, say, inv(x).</text:span></text:p>
            <text:p text:style-name="P1"><text:span text:style-name="T16"><text:s text:c="4"/></text:span><text:span text:style-name="T18">Λ – and. <text:s/>Indicates that both operands need to be true for the expression to be true. <text:s/>For example: </text:span><text:span text:style-name="T17"></text:span><text:span text:style-name="T15">x </text:span><text:span text:style-name="T16">(happy(</text:span><text:span text:style-name="T15">x</text:span><text:span text:style-name="T16">) </text:span><text:span text:style-name="T18">Λ x+x=x) means that every object is both happy and that when you add it to itself, you get itself back.</text:span></text:p>
            <text:p text:style-name="P1"><text:span text:style-name="T18"><text:s text:c="4"/></text:span><text:span text:style-name="T18">V – or. <text:s/>Indicates that one </text:span><text:span text:style-name="T19">or more</text:span><text:span text:style-name="T18"> operands needs to be true for the expression to be true. <text:s/>For example: happy(0) V blonde(0) means that either 0 is happy, 0 is blonde, </text:span><text:span text:style-name="T19">or both</text:span><text:span text:style-name="T18">.</text:span></text:p>
            <text:p text:style-name="P1"><text:span text:style-name="T18"><text:s text:c="4"/></text:span><text:span text:style-name="T18">¬ - not. <text:s/>Indicates that the expression is true if the operand is false. <text:s/>For example: ¬happy(0) indicates that the object called 0 is not happy.</text:span></text:p>
            <text:p text:style-name="P1"><text:span text:style-name="T18"><text:s text:c="4"/>→ </text:span><text:span text:style-name="T18">- implies / if-then. <text:s/>The expression is </text:span><text:span text:style-name="T19">false</text:span><text:span text:style-name="T18"> only when the left side is true and the right side is false. <text:s/>Essentially, asserts that if the left side is true, then the right side must be true. <text:s/>Example: </text:span><text:span text:style-name="T17"></text:span><text:span text:style-name="T15">x</text:span><text:span text:style-name="T16"> happy(x) </text:span><text:span text:style-name="T18">→ ¬blonde(x) means anything that is happy is not blonde, or “for every object, if it is happy then it is not blonde”.</text:span></text:p>
            <text:p text:style-name="P1"><text:span text:style-name="T18"><text:s text:c="4"/>↔ </text:span><text:span text:style-name="T18">- if and only if. <text:s/>The expression is true exactly when the left side and the right side have the same truth value. <text:s/>That is, either the left and right are both true, or they are both false.</text:span></text:p>
            <text:p text:style-name="P1"><text:span text:style-name="T18"><text:s text:c="4"/></text:span><text:span text:style-name="T18">() - for grouping. <text:s/>(A Λ B) V C is not the same as A Λ (B V C), as can be seen by supposing A is false and C is true. <text:s/>In this case, the former is true and the latter is false.</text:span></text:p>
            <text:p text:style-name="P1"><text:span text:style-name="T18"><text:s text:c="4"/></text:span><text:span text:style-name="T18">= - equality. This expression is true if the two sides are exactly the same object. <text:s/>When two objects are the same, they are completely substitutible for each other in all contexts.</text:span></text:p>
          </draw:text-box>
        </draw:frame>
      </draw:page>
      <draw:page draw:name="page2" draw:style-name="dp1" draw:master-page-name="Default">
        <draw:frame draw:style-name="gr7" draw:text-style-name="P5" draw:layer="layout" svg:width="10.095cm" svg:height="23.711cm" svg:x="10.831cm" svg:y="1.45cm">
          <draw:text-box>
            <text:p text:style-name="P1"><text:span text:style-name="T20">The following are legal uses of functions:</text:span></text:p>
            <text:p text:style-name="P1"><text:span text:style-name="T20"/></text:p>
            <text:p text:style-name="P1"><text:span text:style-name="T20"><text:s text:c="4"/></text:span><text:span text:style-name="T21"></text:span><text:span text:style-name="T22">x blonde(father(x)) <text:s/>(everybody's father is blonde)</text:span></text:p>
            <text:p text:style-name="P1"><text:span text:style-name="T22"><text:s text:c="4"/></text:span><text:span text:style-name="T21"></text:span><text:span text:style-name="T22">x</text:span><text:span text:style-name="T21"></text:span><text:span text:style-name="T22">y father(y) = x <text:s/>(everybody has a father)</text:span></text:p>
            <text:p text:style-name="P1"><text:span text:style-name="T22"><text:s text:c="4"/></text:span><text:span text:style-name="T21"></text:span><text:span text:style-name="T22">x</text:span><text:span text:style-name="T21"></text:span><text:span text:style-name="T22">y x + y = y + x <text:s/>(order doesn't matter when adding)</text:span></text:p>
            <text:p text:style-name="P1"><text:span text:style-name="T22"/></text:p>
            <text:p text:style-name="P1"><text:span text:style-name="T22">The following are common illegal uses of functions:</text:span></text:p>
            <text:p text:style-name="P1"><text:span text:style-name="T22"/></text:p>
            <text:p text:style-name="P1"><text:span text:style-name="T22"><text:s text:c="4"/></text:span><text:span text:style-name="T21"></text:span><text:span text:style-name="T22">x father(x) (ILLEGAL: father(x) is an object, and this statement is expecting true or false; it is like saying “everybody's father”)</text:span></text:p>
            <text:p text:style-name="P1"><text:span text:style-name="T22"/></text:p>
            <text:p text:style-name="P1"><text:span text:style-name="T22">A subtle point is that even though + generally has a mathematical meaning, it does not in this game. <text:s/>It is just a two-argument function without any associated properties (until you define them). <text:s/>That is, a + b is not necessarily the same as b + a, and (a + b) + c is not necessarily the same as a + (b + c). <text:s/>Also note that this means that a + b + c is </text:span><text:span text:style-name="T23">logically</text:span><text:span text:style-name="T22"> ambiguous, so you must say either (a + b) + c or a + (b + c) to clarify what you mean.</text:span></text:p>
            <text:p text:style-name="P1"><text:span text:style-name="T22"/></text:p>
            <text:p text:style-name="P1"><text:span text:style-name="T24">Unique Quantifier</text:span></text:p>
            <text:p text:style-name="P1"><text:span text:style-name="T24"/></text:p>
            <text:p text:style-name="P1"><text:span text:style-name="T22">A tricky part of this game is how to use the unique quantifier (</text:span><text:span text:style-name="T21"></text:span><text:span text:style-name="T22">!) cards. <text:s/>This quantifier states that exacly one object has the following property. <text:s/>So:</text:span></text:p>
            <text:p text:style-name="P1"><text:span text:style-name="T22"/></text:p>
            <text:p text:style-name="P1"><text:span text:style-name="T22"><text:s text:c="4"/></text:span><text:span text:style-name="T21"></text:span><text:span text:style-name="T22">!x blonde(x) (there is exactly one blonde object)</text:span></text:p>
            <text:p text:style-name="P1"><text:span text:style-name="T22"><text:s text:c="4"/></text:span><text:span text:style-name="T21"></text:span><text:span text:style-name="T22">x</text:span><text:span text:style-name="T21"></text:span><text:span text:style-name="T22">!y likes(y,x) (there is exactly one object that likes every object, </text:span><text:span text:style-name="T23">but it need not be the same one</text:span><text:span text:style-name="T22">)</text:span></text:p>
            <text:p text:style-name="P1"><text:span text:style-name="T22"/></text:p>
            <text:p text:style-name="P1"><text:span text:style-name="T22">In the latter example, there can be a different y for every x. <text:s/>This wouldn't be the case if the quantifiers had been reversed (to </text:span><text:span text:style-name="T21"></text:span><text:span text:style-name="T22">!y</text:span><text:span text:style-name="T21"></text:span><text:span text:style-name="T22">x) – it would have to be the same y.</text:span></text:p>
            <text:p text:style-name="P1"><text:span text:style-name="T22"/></text:p>
            <text:p text:style-name="P1"><text:span text:style-name="T22">The card states that you are allowed to name the object or function you create if you wish. <text:s/>So, you would say:</text:span></text:p>
            <text:p text:style-name="P1"><text:span text:style-name="T22"/></text:p>
            <text:p text:style-name="P1"><text:span text:style-name="T21"><text:s text:c="4"/></text:span><text:span text:style-name="T22">!x blonde(x) | blondie := x</text:span></text:p>
            <text:p text:style-name="P1"><text:span text:style-name="T22"/></text:p>
            <text:p text:style-name="P1"><text:span text:style-name="T22">Which states the unique existence of a blonde object. <text:s/>So we can unambiguously refer to it from now on as 'blondie'. <text:s/>'blondie' may be referred to from now on without restriction, even when using P,R,F cards that say no other nonlogical symbols may be referred to.</text:span></text:p>
            <text:p text:style-name="P1"><text:span text:style-name="T22"/></text:p>
            <text:p text:style-name="P1"><text:span text:style-name="T22">When the unique quantifier comes after some for-all quantifiers, you are allowed to name a function, with one argument per for-all quantifier. <text:s/>For example:</text:span></text:p>
            <text:p text:style-name="P1"><text:span text:style-name="T22"/></text:p>
            <text:p text:style-name="P1"><text:span text:style-name="T21"><text:s text:c="4"/></text:span><text:span text:style-name="T22">x</text:span><text:span text:style-name="T21"></text:span><text:span text:style-name="T22">!y likes(y,x) | liker(x) := y</text:span></text:p>
            <text:p text:style-name="P1"><text:span text:style-name="T22"/></text:p>
            <text:p text:style-name="P1"><text:span text:style-name="T22">Which, again, may be used without restriction. <text:s/>Other incantations of the unique quantifier (for example, if it is after another existence quantifier) may not be named, except by experienced mathematicians who know how the subtleties of how the domain is restricted and whatnot.</text:span></text:p>
          </draw:text-box>
        </draw:frame>
        <draw:line draw:style-name="gr8" draw:text-style-name="P2" draw:layer="layout" svg:x1="10.795cm" svg:y1="1.27cm" svg:x2="10.795cm" svg:y2="27.275cm">
          <text:p text:style-name="P1"/>
        </draw:line>
        <draw:frame draw:style-name="gr5" draw:text-style-name="P6" draw:layer="layout" svg:width="10.16cm" svg:height="25.383cm" svg:x="0.635cm" svg:y="1.27cm">
          <draw:text-box>
            <text:p text:style-name="P1"><text:span text:style-name="T7">Examples</text:span></text:p>
            <text:p text:style-name="P1"><text:span text:style-name="T25"/></text:p>
            <text:p text:style-name="P1"><text:span text:style-name="T26">Predicates</text:span></text:p>
            <text:p text:style-name="P1"><text:span text:style-name="T26"/></text:p>
            <text:p text:style-name="P1"><text:span text:style-name="T8">“</text:span><text:span text:style-name="T8">Blonde” and “happy” are the two predicates (properties) of the game. <text:s/>For every object x, blonde(x) is either true or false. <text:s/>Same for happy. <text:s/>The following are legal uses of predicates:</text:span></text:p>
            <text:p text:style-name="P1"><text:span text:style-name="T8"/></text:p>
            <text:p text:style-name="P1"><text:span text:style-name="T8"><text:s text:c="4"/></text:span><text:span text:style-name="T21"></text:span><text:span text:style-name="T22">x blonde(x) <text:s text:c="2"/>(everyone is blonde)</text:span></text:p>
            <text:p text:style-name="P1"><text:span text:style-name="T22"><text:s text:c="4"/></text:span><text:span text:style-name="T21"></text:span><text:span text:style-name="T22">x happy(x) </text:span><text:span text:style-name="T9">Λ ¬blonde(x) <text:s/>(at least one person is happy and not blonde)</text:span></text:p>
            <text:p text:style-name="P1"><text:span text:style-name="T9"/></text:p>
            <text:p text:style-name="P1"><text:span text:style-name="T9">The following are common illegal uses of predicates.</text:span></text:p>
            <text:p text:style-name="P1"><text:span text:style-name="T9"/></text:p>
            <text:p text:style-name="P1"><text:span text:style-name="T9"><text:s text:c="4"/></text:span><text:span text:style-name="T21"></text:span><text:span text:style-name="T22">x x = blonde (ILLEGAL: blonde is a property, not an object)</text:span></text:p>
            <text:p text:style-name="P1"><text:span text:style-name="T22"><text:s text:c="4"/></text:span><text:span text:style-name="T21"></text:span><text:span text:style-name="T22">x</text:span><text:span text:style-name="T21"></text:span><text:span text:style-name="T22">y happy(x) = y (ILLEGAL: happy(x) is either true or false, and can't be equal to an object)</text:span></text:p>
            <text:p text:style-name="P1"><text:span text:style-name="T22"><text:s text:c="4"/></text:span><text:span text:style-name="T21"></text:span><text:span text:style-name="T22">x</text:span><text:span text:style-name="T21"></text:span><text:span text:style-name="T22">y happy(x) = blonde(x) (ILLEGAL: properties cannot be equal (but this one is sensical, you probably meant happy(x) &lt;=&gt; blonde(x)))</text:span></text:p>
            <text:p text:style-name="P1"><text:span text:style-name="T22"><text:s text:c="4"/></text:span><text:span text:style-name="T21"></text:span><text:span text:style-name="T22">x blonde(happy(x)) (ILLEGAL: happy(x) is true or false, which cannot be given to blonde, which takes an object)</text:span></text:p>
            <text:p text:style-name="P1"><text:span text:style-name="T22"/></text:p>
            <text:p text:style-name="P1"><text:span text:style-name="T24">Relations</text:span></text:p>
            <text:p text:style-name="P1"><text:span text:style-name="T24"/></text:p>
            <text:p text:style-name="P1"><text:span text:style-name="T22">“</text:span><text:span text:style-name="T22">smarter” and “likes” are the two relations of the game. <text:s/>Each of them takes two objects, separated by a comma, and maps them in to a true or false value. <text:s/>They are essentially two-argument predicates.</text:span></text:p>
            <text:p text:style-name="P1"><text:span text:style-name="T22"/></text:p>
            <text:p text:style-name="P1"><text:span text:style-name="T22">A subtle point is that even though “smarter” has a meaning and some properties in the real world, they must be thrown out for the game. <text:s/>For example, it is not necessarily true that an object can't be smarter than itself. <text:s/>Also, just because x is smarter than y and y is smarter than z, that doesn't necessarily imply x is smarter than z. <text:s/>These properties must be estabilshed by writing axioms.</text:span></text:p>
            <text:p text:style-name="P1"><text:span text:style-name="T22"/></text:p>
            <text:p text:style-name="P1"><text:span text:style-name="T22">The following are legal uses of relations:</text:span></text:p>
            <text:p text:style-name="P1"><text:span text:style-name="T22"/></text:p>
            <text:p text:style-name="P1"><text:span text:style-name="T22"><text:s text:c="4"/></text:span><text:span text:style-name="T21"></text:span><text:span text:style-name="T22">x </text:span><text:span text:style-name="T9">¬smarter(x,x) <text:s/>(nobody is smarter than himself)</text:span></text:p>
            <text:p text:style-name="P1"><text:span text:style-name="T9"><text:s text:c="4"/></text:span><text:span text:style-name="T21"></text:span><text:span text:style-name="T22">x</text:span><text:span text:style-name="T21"></text:span><text:span text:style-name="T22">y smarter(y,x) <text:s/>(no matter who you are, there's always somebody smarter)</text:span></text:p>
            <text:p text:style-name="P1"><text:span text:style-name="T22"/></text:p>
            <text:p text:style-name="P1"><text:span text:style-name="T22">The following are common illegal uses of relations:</text:span></text:p>
            <text:p text:style-name="P1"><text:span text:style-name="T22"/></text:p>
            <text:p text:style-name="P1"><text:span text:style-name="T22"><text:s text:c="4"/></text:span><text:span text:style-name="T21"></text:span><text:span text:style-name="T22">x smarter(x) <text:s/>(ILLEGAL: smarter takes two arguments; x is smarter than whom?)</text:span></text:p>
            <text:p text:style-name="P1"><text:span text:style-name="T22"><text:s text:c="4"/></text:span><text:span text:style-name="T21"></text:span><text:span text:style-name="T22">x</text:span><text:span text:style-name="T21"></text:span><text:span text:style-name="T22">y smarter(x,y) = y <text:s/>(ILLEGAL: smarter(x,y) is true or false, which cannot be equal to an object)</text:span></text:p>
            <text:p text:style-name="P1"><text:span text:style-name="T22"/></text:p>
            <text:p text:style-name="P1"><text:span text:style-name="T24">Functions</text:span></text:p>
            <text:p text:style-name="P1"><text:span text:style-name="T24"/></text:p>
            <text:p text:style-name="P1"><text:span text:style-name="T22">There are two functions in the game: father and +. <text:s/>Unlike predicates and relations, which take objects and return true or false, functions take objects and return objects. <text:s/>Father takes one object (has domain L), + takes two (has domain L x L).</text:span></text:p>
          </draw:text-box>
        </draw:frame>
      </draw:page>
      <draw:page draw:name="page3" draw:style-name="dp1" draw:master-page-name="Default">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9" draw:text-style-name="P7" draw:layer="layout" svg:width="6.985cm" svg:height="3.175cm" svg:x="0.635cm" svg:y="6.3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5cm" svg:y="4.445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5cm" svg:y="0.943cm">
          <draw:text-box>
            <text:p text:style-name="P1"><text:span text:style-name="T29">P</text:span></text:p>
          </draw:text-box>
        </draw:frame>
        <draw:frame draw:style-name="gr3" draw:layer="layout" svg:width="2.399cm" svg:height="0.962cm" svg:x="2.749cm" svg:y="1.905cm">
          <draw:text-box>
            <text:p text:style-name="P1">blonde</text:p>
          </draw:text-box>
        </draw:frame>
        <draw:frame draw:style-name="gr12" draw:text-style-name="P7" draw:layer="layout" svg:width="6.985cm" svg:height="3.009cm" svg:x="7.42cm" svg:y="6.3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cm" svg:y="6.3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5cm" svg:y="0.944cm">
          <draw:text-box>
            <text:p text:style-name="P1"><text:span text:style-name="T29">F</text:span></text:p>
          </draw:text-box>
        </draw:frame>
        <draw:frame draw:style-name="gr3" draw:layer="layout" svg:width="2.123cm" svg:height="0.962cm" svg:x="9.525cm" svg:y="1.905cm">
          <draw:text-box>
            <text:p text:style-name="P1">father</text:p>
          </draw:text-box>
        </draw:frame>
        <draw:frame draw:style-name="gr10" draw:text-style-name="P8" draw:layer="layout" svg:width="6.985cm" svg:height="1.433cm" svg:x="7.42cm" svg:y="4.445cm">
          <draw:text-box>
            <text:p text:style-name="P1"><text:span text:style-name="T27">This symbol is a </text:span><text:span text:style-name="T28">function</text:span><text:span text:style-name="T20">, which relates every input object to exactly one output object.</text:span></text:p>
          </draw:text-box>
        </draw:frame>
        <draw:frame draw:style-name="gr3" draw:text-style-name="P10" draw:layer="layout" svg:width="1.061cm" svg:height="1.119cm" svg:x="14.235cm" svg:y="0.945cm">
          <draw:text-box>
            <text:p text:style-name="P1"><text:span text:style-name="T29">R</text:span></text:p>
          </draw:text-box>
        </draw:frame>
        <draw:frame draw:style-name="gr3" draw:layer="layout" svg:width="1.768cm" svg:height="0.962cm" svg:x="17.145cm" svg:y="1.905cm">
          <draw:text-box>
            <text:p text:style-name="P1">likes</text:p>
          </draw:text-box>
        </draw:frame>
        <draw:frame draw:style-name="gr10" draw:text-style-name="P8" draw:layer="layout" svg:width="6.985cm" svg:height="1.433cm" svg:x="14.121cm" svg:y="4.445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9" draw:text-style-name="P7" draw:layer="layout" svg:width="6.985cm" svg:height="3.175cm" svg:x="0.636cm" svg:y="15.2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13.345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6cm" svg:y="9.843cm">
          <draw:text-box>
            <text:p text:style-name="P1"><text:span text:style-name="T29">P</text:span></text:p>
          </draw:text-box>
        </draw:frame>
        <draw:frame draw:style-name="gr3" draw:layer="layout" svg:width="2.217cm" svg:height="0.962cm" svg:x="2.75cm" svg:y="10.805cm">
          <draw:text-box>
            <text:p text:style-name="P1">happy</text:p>
          </draw:text-box>
        </draw:frame>
        <draw:frame draw:style-name="gr12" draw:text-style-name="P7" draw:layer="layout" svg:width="6.985cm" svg:height="3.009cm" svg:x="7.421cm" svg:y="15.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9.945cm">
          <draw:text-box>
            <text:p text:style-name="P1"><text:span text:style-name="T29">F</text:span></text:p>
          </draw:text-box>
        </draw:frame>
        <draw:frame draw:style-name="gr3" draw:layer="layout" svg:width="0.875cm" svg:height="0.962cm" svg:x="10.16cm" svg:y="11.103cm">
          <draw:text-box>
            <text:p text:style-name="P1">+</text:p>
          </draw:text-box>
        </draw:frame>
        <draw:frame draw:style-name="gr10" draw:text-style-name="P8" draw:layer="layout" svg:width="6.985cm" svg:height="1.433cm" svg:x="7.421cm" svg:y="13.446cm">
          <draw:text-box>
            <text:p text:style-name="P1"><text:span text:style-name="T27">This symbol is a </text:span><text:span text:style-name="T28">binary function</text:span><text:span text:style-name="T20">, which relates every two input objects to exactly one output object.</text:span></text:p>
          </draw:text-box>
        </draw:frame>
        <draw:frame draw:style-name="gr9" draw:text-style-name="P7" draw:layer="layout" svg:width="6.985cm" svg:height="3.175cm" svg:x="14.17cm" svg:y="15.2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5cm" svg:y="9.845cm">
          <draw:text-box>
            <text:p text:style-name="P1"><text:span text:style-name="T29">R</text:span></text:p>
          </draw:text-box>
        </draw:frame>
        <draw:frame draw:style-name="gr3" draw:layer="layout" svg:width="2.653cm" svg:height="0.962cm" svg:x="16.397cm" svg:y="10.795cm">
          <draw:text-box>
            <text:p text:style-name="P1">smarter</text:p>
          </draw:text-box>
        </draw:frame>
        <draw:frame draw:style-name="gr10" draw:text-style-name="P8" draw:layer="layout" svg:width="6.985cm" svg:height="1.433cm" svg:x="14.121cm" svg:y="13.345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13" draw:text-style-name="P7" draw:layer="layout" svg:width="6.985cm" svg:height="3.009cm" svg:x="0.637cm" svg:y="24.3cm">
          <draw:text-box>
            <text:p text:style-name="P1"><text:span text:style-name="T27">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10" draw:text-style-name="P8" draw:layer="layout" svg:width="6.985cm" svg:height="1.433cm" svg:x="0.637cm" svg:y="22.245cm">
          <draw:text-box>
            <text:p text:style-name="P1"><text:span text:style-name="T27">This is the existential quantifier, which asserts the existence of at least one object with a given property.</text:span></text:p>
          </draw:text-box>
        </draw:frame>
        <draw:frame draw:style-name="gr11" draw:text-style-name="P9" draw:layer="layout" svg:width="1.103cm" svg:height="1.119cm" svg:x="0.637cm" svg:y="18.743cm">
          <draw:text-box>
            <text:p text:style-name="P1"><text:span text:style-name="T29">Q</text:span></text:p>
          </draw:text-box>
        </draw:frame>
        <draw:frame draw:style-name="gr2" draw:layer="layout" svg:width="0.999cm" svg:height="0.702cm" svg:x="3.446cm" svg:y="20.32cm">
          <draw:object xlink:href="./Object 1" xlink:type="simple" xlink:show="embed" xlink:actuate="onLoad"/>
          <draw:image xlink:href="./ObjectReplacements/Object 1" xlink:type="simple" xlink:show="embed" xlink:actuate="onLoad"/>
        </draw:frame>
        <draw:frame draw:style-name="gr13" draw:text-style-name="P7" draw:layer="layout" svg:width="6.985cm" svg:height="3.009cm" svg:x="7.438cm" svg:y="24.3cm">
          <draw:text-box>
            <text:p text:style-name="P1"><text:span text:style-name="T27">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10" draw:text-style-name="P8" draw:layer="layout" svg:width="6.985cm" svg:height="1.433cm" svg:x="7.438cm" svg:y="22.245cm">
          <draw:text-box>
            <text:p text:style-name="P1"><text:span text:style-name="T27">This is the universal quantifier, which states a property which holds for all objects.</text:span></text:p>
          </draw:text-box>
        </draw:frame>
        <draw:frame draw:style-name="gr11" draw:text-style-name="P9" draw:layer="layout" svg:width="1.103cm" svg:height="1.119cm" svg:x="7.438cm" svg:y="18.743cm">
          <draw:text-box>
            <text:p text:style-name="P1"><text:span text:style-name="T29">Q</text:span></text:p>
          </draw:text-box>
        </draw:frame>
        <draw:frame draw:style-name="gr2" draw:layer="layout" svg:width="1.184cm" svg:height="0.702cm" svg:x="9.611cm" svg:y="20.253cm">
          <draw:object xlink:href="./Object 2" xlink:type="simple" xlink:show="embed" xlink:actuate="onLoad"/>
          <draw:image xlink:href="./ObjectReplacements/Object 2" xlink:type="simple" xlink:show="embed" xlink:actuate="onLoad"/>
        </draw:frame>
        <draw:frame draw:style-name="gr13" draw:text-style-name="P7" draw:layer="layout" svg:width="6.985cm" svg:height="3.009cm" svg:x="14.138cm" svg:y="24.3cm">
          <draw:text-box>
            <text:p text:style-name="P1"><text:span text:style-name="T27">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0" draw:text-style-name="P8" draw:layer="layout" svg:width="6.985cm" svg:height="1.433cm" svg:x="14.138cm" svg:y="22.245cm">
          <draw:text-box>
            <text:p text:style-name="P1"><text:span text:style-name="T27">This asserts that at least one object x exists such that for every y some property (in terms of x and y) holds.</text:span></text:p>
          </draw:text-box>
        </draw:frame>
        <draw:frame draw:style-name="gr11" draw:text-style-name="P9" draw:layer="layout" svg:width="1.103cm" svg:height="1.119cm" svg:x="14.138cm" svg:y="18.743cm">
          <draw:text-box>
            <text:p text:style-name="P1"><text:span text:style-name="T29">Q</text:span></text:p>
          </draw:text-box>
        </draw:frame>
        <draw:frame draw:style-name="gr2" draw:layer="layout" svg:width="2.11cm" svg:height="0.702cm" svg:x="16.51cm" svg:y="20.253cm">
          <draw:object xlink:href="./Object 3" xlink:type="simple" xlink:show="embed" xlink:actuate="onLoad"/>
          <draw:image xlink:href="./ObjectReplacements/Object 3" xlink:type="simple" xlink:show="embed" xlink:actuate="onLoad"/>
        </draw:frame>
      </draw:page>
      <draw:page draw:name="page4" draw:style-name="dp1" draw:master-page-name="Default">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9" draw:text-style-name="P7" draw:layer="layout" svg:width="6.985cm" svg:height="3.175cm" svg:x="0.635cm" svg:y="6.3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5cm" svg:y="4.445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5cm" svg:y="0.943cm">
          <draw:text-box>
            <text:p text:style-name="P1"><text:span text:style-name="T29">P</text:span></text:p>
          </draw:text-box>
        </draw:frame>
        <draw:frame draw:style-name="gr3" draw:layer="layout" svg:width="2.399cm" svg:height="0.962cm" svg:x="2.749cm" svg:y="1.905cm">
          <draw:text-box>
            <text:p text:style-name="P1">blonde</text:p>
          </draw:text-box>
        </draw:frame>
        <draw:frame draw:style-name="gr12" draw:text-style-name="P7" draw:layer="layout" svg:width="6.985cm" svg:height="3.009cm" svg:x="7.42cm" svg:y="6.3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cm" svg:y="6.3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5cm" svg:y="0.944cm">
          <draw:text-box>
            <text:p text:style-name="P1"><text:span text:style-name="T29">F</text:span></text:p>
          </draw:text-box>
        </draw:frame>
        <draw:frame draw:style-name="gr3" draw:layer="layout" svg:width="2.123cm" svg:height="0.962cm" svg:x="9.525cm" svg:y="1.905cm">
          <draw:text-box>
            <text:p text:style-name="P1">father</text:p>
          </draw:text-box>
        </draw:frame>
        <draw:frame draw:style-name="gr10" draw:text-style-name="P8" draw:layer="layout" svg:width="6.985cm" svg:height="1.433cm" svg:x="7.42cm" svg:y="4.445cm">
          <draw:text-box>
            <text:p text:style-name="P1"><text:span text:style-name="T27">This symbol is a </text:span><text:span text:style-name="T28">function</text:span><text:span text:style-name="T20">, which relates every input object to exactly one output object.</text:span></text:p>
          </draw:text-box>
        </draw:frame>
        <draw:frame draw:style-name="gr3" draw:text-style-name="P10" draw:layer="layout" svg:width="1.061cm" svg:height="1.119cm" svg:x="14.235cm" svg:y="0.945cm">
          <draw:text-box>
            <text:p text:style-name="P1"><text:span text:style-name="T29">R</text:span></text:p>
          </draw:text-box>
        </draw:frame>
        <draw:frame draw:style-name="gr3" draw:layer="layout" svg:width="1.768cm" svg:height="0.962cm" svg:x="17.145cm" svg:y="1.905cm">
          <draw:text-box>
            <text:p text:style-name="P1">likes</text:p>
          </draw:text-box>
        </draw:frame>
        <draw:frame draw:style-name="gr10" draw:text-style-name="P8" draw:layer="layout" svg:width="6.985cm" svg:height="1.433cm" svg:x="14.121cm" svg:y="4.445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9" draw:text-style-name="P7" draw:layer="layout" svg:width="6.985cm" svg:height="3.175cm" svg:x="0.636cm" svg:y="15.2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13.345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6cm" svg:y="9.843cm">
          <draw:text-box>
            <text:p text:style-name="P1"><text:span text:style-name="T29">P</text:span></text:p>
          </draw:text-box>
        </draw:frame>
        <draw:frame draw:style-name="gr3" draw:layer="layout" svg:width="2.217cm" svg:height="0.962cm" svg:x="2.75cm" svg:y="10.805cm">
          <draw:text-box>
            <text:p text:style-name="P1">happy</text:p>
          </draw:text-box>
        </draw:frame>
        <draw:frame draw:style-name="gr12" draw:text-style-name="P7" draw:layer="layout" svg:width="6.985cm" svg:height="3.009cm" svg:x="7.421cm" svg:y="15.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9.945cm">
          <draw:text-box>
            <text:p text:style-name="P1"><text:span text:style-name="T29">F</text:span></text:p>
          </draw:text-box>
        </draw:frame>
        <draw:frame draw:style-name="gr3" draw:layer="layout" svg:width="0.875cm" svg:height="0.962cm" svg:x="10.16cm" svg:y="11.103cm">
          <draw:text-box>
            <text:p text:style-name="P1">+</text:p>
          </draw:text-box>
        </draw:frame>
        <draw:frame draw:style-name="gr10" draw:text-style-name="P8" draw:layer="layout" svg:width="6.985cm" svg:height="1.433cm" svg:x="7.421cm" svg:y="13.446cm">
          <draw:text-box>
            <text:p text:style-name="P1"><text:span text:style-name="T27">This symbol is a </text:span><text:span text:style-name="T28">binary function</text:span><text:span text:style-name="T20">, which relates every two input objects to exactly one output object.</text:span></text:p>
          </draw:text-box>
        </draw:frame>
        <draw:frame draw:style-name="gr9" draw:text-style-name="P7" draw:layer="layout" svg:width="6.985cm" svg:height="3.175cm" svg:x="14.17cm" svg:y="15.25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5cm" svg:y="9.845cm">
          <draw:text-box>
            <text:p text:style-name="P1"><text:span text:style-name="T29">R</text:span></text:p>
          </draw:text-box>
        </draw:frame>
        <draw:frame draw:style-name="gr3" draw:layer="layout" svg:width="2.653cm" svg:height="0.962cm" svg:x="16.397cm" svg:y="10.795cm">
          <draw:text-box>
            <text:p text:style-name="P1">smarter</text:p>
          </draw:text-box>
        </draw:frame>
        <draw:frame draw:style-name="gr10" draw:text-style-name="P8" draw:layer="layout" svg:width="6.985cm" svg:height="1.433cm" svg:x="14.121cm" svg:y="13.345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10" draw:text-style-name="P8" draw:layer="layout" svg:width="6.985cm" svg:height="1.433cm" svg:x="0.637cm" svg:y="22.245cm">
          <draw:text-box>
            <text:p text:style-name="P1"><text:span text:style-name="T27">This asserts that for every object x, there is at least one y so that the property following (in terms of x and y) holds.</text:span></text:p>
          </draw:text-box>
        </draw:frame>
        <draw:frame draw:style-name="gr11" draw:text-style-name="P9" draw:layer="layout" svg:width="1.103cm" svg:height="1.119cm" svg:x="0.637cm" svg:y="18.743cm">
          <draw:text-box>
            <text:p text:style-name="P1"><text:span text:style-name="T29">Q</text:span></text:p>
          </draw:text-box>
        </draw:frame>
        <draw:frame draw:style-name="gr10" draw:text-style-name="P8" draw:layer="layout" svg:width="6.985cm" svg:height="1.433cm" svg:x="7.438cm" svg:y="22.245cm">
          <draw:text-box>
            <text:p text:style-name="P1"><text:span text:style-name="T27">This asserts that for all objects x and y, the property following (in terms of x and y) holds.</text:span></text:p>
          </draw:text-box>
        </draw:frame>
        <draw:frame draw:style-name="gr11" draw:text-style-name="P9" draw:layer="layout" svg:width="1.103cm" svg:height="1.119cm" svg:x="7.438cm" svg:y="18.743cm">
          <draw:text-box>
            <text:p text:style-name="P1"><text:span text:style-name="T29">Q</text:span></text:p>
          </draw:text-box>
        </draw:frame>
        <draw:frame draw:style-name="gr10" draw:text-style-name="P8" draw:layer="layout" svg:width="6.985cm" svg:height="1.433cm" svg:x="14.138cm" svg:y="22.245cm">
          <draw:text-box>
            <text:p text:style-name="P1"><text:span text:style-name="T27">This asserts that for all objects x, y, and z, the property following (in terms of those variables) holds.</text:span></text:p>
          </draw:text-box>
        </draw:frame>
        <draw:frame draw:style-name="gr11" draw:text-style-name="P9" draw:layer="layout" svg:width="1.103cm" svg:height="1.119cm" svg:x="14.138cm" svg:y="18.743cm">
          <draw:text-box>
            <text:p text:style-name="P1"><text:span text:style-name="T29">Q</text:span></text:p>
          </draw:text-box>
        </draw:frame>
        <draw:frame draw:style-name="gr2" draw:layer="layout" svg:width="2.109cm" svg:height="0.702cm" svg:x="2.971cm" svg:y="20.32cm">
          <draw:object xlink:href="./Object 4" xlink:type="simple" xlink:show="embed" xlink:actuate="onLoad"/>
          <draw:image xlink:href="./ObjectReplacements/Object 4" xlink:type="simple" xlink:show="embed" xlink:actuate="onLoad"/>
        </draw:frame>
        <draw:frame draw:style-name="gr2" draw:layer="layout" svg:width="2.295cm" svg:height="0.702cm" svg:x="9.77cm" svg:y="20.253cm">
          <draw:object xlink:href="./Object 5" xlink:type="simple" xlink:show="embed" xlink:actuate="onLoad"/>
          <draw:image xlink:href="./ObjectReplacements/Object 5" xlink:type="simple" xlink:show="embed" xlink:actuate="onLoad"/>
        </draw:frame>
        <draw:frame draw:style-name="gr2" draw:layer="layout" svg:width="3.339cm" svg:height="0.702cm" svg:x="15.875cm" svg:y="20.32cm">
          <draw:object xlink:href="./Object 6" xlink:type="simple" xlink:show="embed" xlink:actuate="onLoad"/>
          <draw:image xlink:href="./ObjectReplacements/Object 6" xlink:type="simple" xlink:show="embed" xlink:actuate="onLoad"/>
        </draw:frame>
        <draw:frame draw:style-name="gr13" draw:text-style-name="P7" draw:layer="layout" svg:width="6.985cm" svg:height="3.009cm" svg:x="0.57cm" svg:y="24.3cm">
          <draw:text-box>
            <text:p text:style-name="P1"><text:span text:style-name="T27">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3" draw:text-style-name="P7" draw:layer="layout" svg:width="6.985cm" svg:height="3.009cm" svg:x="7.439cm" svg:y="24.301cm">
          <draw:text-box>
            <text:p text:style-name="P1"><text:span text:style-name="T27">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3" draw:text-style-name="P7" draw:layer="layout" svg:width="6.985cm" svg:height="3.009cm" svg:x="14.139cm" svg:y="24.301cm">
          <draw:text-box>
            <text:p text:style-name="P1"><text:span text:style-name="T27">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5" draw:style-name="dp1" draw:master-page-name="Default">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9" draw:text-style-name="P7" draw:layer="layout" svg:width="6.985cm" svg:height="3.175cm" svg:x="0.636cm" svg:y="6.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4.446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6cm" svg:y="0.944cm">
          <draw:text-box>
            <text:p text:style-name="P1"><text:span text:style-name="T29">P</text:span></text:p>
          </draw:text-box>
        </draw:frame>
        <draw:frame draw:style-name="gr3" draw:layer="layout" svg:width="2.399cm" svg:height="0.962cm" svg:x="2.75cm" svg:y="1.906cm">
          <draw:text-box>
            <text:p text:style-name="P1">blonde</text:p>
          </draw:text-box>
        </draw:frame>
        <draw:frame draw:style-name="gr12" draw:text-style-name="P7" draw:layer="layout" svg:width="6.985cm" svg:height="3.009cm" svg:x="7.421cm" svg:y="6.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1cm" svg:y="6.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0.945cm">
          <draw:text-box>
            <text:p text:style-name="P1"><text:span text:style-name="T29">F</text:span></text:p>
          </draw:text-box>
        </draw:frame>
        <draw:frame draw:style-name="gr3" draw:layer="layout" svg:width="2.123cm" svg:height="0.962cm" svg:x="9.526cm" svg:y="1.906cm">
          <draw:text-box>
            <text:p text:style-name="P1">father</text:p>
          </draw:text-box>
        </draw:frame>
        <draw:frame draw:style-name="gr10" draw:text-style-name="P8" draw:layer="layout" svg:width="6.985cm" svg:height="1.433cm" svg:x="7.421cm" svg:y="4.446cm">
          <draw:text-box>
            <text:p text:style-name="P1"><text:span text:style-name="T27">This symbol is a </text:span><text:span text:style-name="T28">function</text:span><text:span text:style-name="T20">, which relates every input object to exactly one output object.</text:span></text:p>
          </draw:text-box>
        </draw:frame>
        <draw:frame draw:style-name="gr3" draw:text-style-name="P10" draw:layer="layout" svg:width="1.061cm" svg:height="1.119cm" svg:x="14.236cm" svg:y="0.946cm">
          <draw:text-box>
            <text:p text:style-name="P1"><text:span text:style-name="T29">R</text:span></text:p>
          </draw:text-box>
        </draw:frame>
        <draw:frame draw:style-name="gr3" draw:layer="layout" svg:width="1.768cm" svg:height="0.962cm" svg:x="17.146cm" svg:y="1.906cm">
          <draw:text-box>
            <text:p text:style-name="P1">likes</text:p>
          </draw:text-box>
        </draw:frame>
        <draw:frame draw:style-name="gr10" draw:text-style-name="P8" draw:layer="layout" svg:width="6.985cm" svg:height="1.433cm" svg:x="14.122cm" svg:y="4.446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9" draw:text-style-name="P7" draw:layer="layout" svg:width="6.985cm" svg:height="3.175cm" svg:x="0.637cm" svg:y="15.2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7cm" svg:y="13.346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7cm" svg:y="9.844cm">
          <draw:text-box>
            <text:p text:style-name="P1"><text:span text:style-name="T29">P</text:span></text:p>
          </draw:text-box>
        </draw:frame>
        <draw:frame draw:style-name="gr3" draw:layer="layout" svg:width="2.217cm" svg:height="0.962cm" svg:x="2.751cm" svg:y="10.806cm">
          <draw:text-box>
            <text:p text:style-name="P1">happy</text:p>
          </draw:text-box>
        </draw:frame>
        <draw:frame draw:style-name="gr12" draw:text-style-name="P7" draw:layer="layout" svg:width="6.985cm" svg:height="3.009cm" svg:x="7.422cm" svg:y="15.352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7cm" svg:y="9.946cm">
          <draw:text-box>
            <text:p text:style-name="P1"><text:span text:style-name="T29">F</text:span></text:p>
          </draw:text-box>
        </draw:frame>
        <draw:frame draw:style-name="gr3" draw:layer="layout" svg:width="0.875cm" svg:height="0.962cm" svg:x="10.161cm" svg:y="11.104cm">
          <draw:text-box>
            <text:p text:style-name="P1">+</text:p>
          </draw:text-box>
        </draw:frame>
        <draw:frame draw:style-name="gr10" draw:text-style-name="P8" draw:layer="layout" svg:width="6.985cm" svg:height="1.433cm" svg:x="7.422cm" svg:y="13.447cm">
          <draw:text-box>
            <text:p text:style-name="P1"><text:span text:style-name="T27">This symbol is a </text:span><text:span text:style-name="T28">binary function</text:span><text:span text:style-name="T20">, which relates every two input objects to exactly one output object.</text:span></text:p>
          </draw:text-box>
        </draw:frame>
        <draw:frame draw:style-name="gr9" draw:text-style-name="P7" draw:layer="layout" svg:width="6.985cm" svg:height="3.175cm" svg:x="14.171cm" svg:y="15.2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6cm" svg:y="9.846cm">
          <draw:text-box>
            <text:p text:style-name="P1"><text:span text:style-name="T29">R</text:span></text:p>
          </draw:text-box>
        </draw:frame>
        <draw:frame draw:style-name="gr3" draw:layer="layout" svg:width="2.653cm" svg:height="0.962cm" svg:x="16.398cm" svg:y="10.796cm">
          <draw:text-box>
            <text:p text:style-name="P1">smarter</text:p>
          </draw:text-box>
        </draw:frame>
        <draw:frame draw:style-name="gr10" draw:text-style-name="P8" draw:layer="layout" svg:width="6.985cm" svg:height="1.433cm" svg:x="14.122cm" svg:y="13.346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10" draw:text-style-name="P8" draw:layer="layout" svg:width="6.985cm" svg:height="3.009cm" svg:x="0.538cm" svg:y="21.446cm">
          <draw:text-box>
            <text:p text:style-name="P1"><text:span text:style-name="T27">This asserts the existence of a </text:span><text:span text:style-name="T30">unique</text:span><text:span text:style-name="T31"> object x with a given property. <text:s/>The player should give a name to the object whose existence is being asserted, which may be used later by anyone when writing down a statement (including P,F,R statements).</text:span></text:p>
          </draw:text-box>
        </draw:frame>
        <draw:frame draw:style-name="gr11" draw:text-style-name="P9" draw:layer="layout" svg:width="1.103cm" svg:height="1.119cm" svg:x="0.638cm" svg:y="18.744cm">
          <draw:text-box>
            <text:p text:style-name="P1"><text:span text:style-name="T29">Q</text:span></text:p>
          </draw:text-box>
        </draw:frame>
        <draw:frame draw:style-name="gr10" draw:text-style-name="P8" draw:layer="layout" svg:width="6.985cm" svg:height="1.827cm" svg:x="7.439cm" svg:y="22.246cm">
          <draw:text-box>
            <text:p text:style-name="P1"><text:span text:style-name="T27">This asserts that for all objects x and y, there is at least one object z satisfying the following property (in terms of x, y, and z).</text:span></text:p>
          </draw:text-box>
        </draw:frame>
        <draw:frame draw:style-name="gr11" draw:text-style-name="P9" draw:layer="layout" svg:width="1.103cm" svg:height="1.119cm" svg:x="7.439cm" svg:y="18.744cm">
          <draw:text-box>
            <text:p text:style-name="P1"><text:span text:style-name="T29">Q</text:span></text:p>
          </draw:text-box>
        </draw:frame>
        <draw:frame draw:style-name="gr10" draw:text-style-name="P8" draw:layer="layout" svg:width="6.985cm" svg:height="3.403cm" svg:x="14.17cm" svg:y="20.89cm">
          <draw:text-box>
            <text:p text:style-name="P1"><text:span text:style-name="T27">This asserts that for any object x, there is a </text:span><text:span text:style-name="T30">unique</text:span><text:span text:style-name="T31"> object y satisfying the following property (in terms of x and y). <text:s/>The player should name the function (in terms of x) that is being defined by this statement, which may be used later by anyone when writing a statement (including P,F,R statements).</text:span></text:p>
          </draw:text-box>
        </draw:frame>
        <draw:frame draw:style-name="gr11" draw:text-style-name="P9" draw:layer="layout" svg:width="1.103cm" svg:height="1.119cm" svg:x="14.139cm" svg:y="18.744cm">
          <draw:text-box>
            <text:p text:style-name="P1"><text:span text:style-name="T29">Q</text:span></text:p>
          </draw:text-box>
        </draw:frame>
        <draw:frame draw:style-name="gr2" draw:layer="layout" svg:width="1.297cm" svg:height="0.702cm" svg:x="2.972cm" svg:y="20.321cm">
          <draw:object xlink:href="./Object 7" xlink:type="simple" xlink:show="embed" xlink:actuate="onLoad"/>
          <draw:image xlink:href="./ObjectReplacements/Object 7" xlink:type="simple" xlink:show="embed" xlink:actuate="onLoad"/>
        </draw:frame>
        <draw:frame draw:style-name="gr2" draw:layer="layout" svg:width="3.153cm" svg:height="0.702cm" svg:x="8.912cm" svg:y="20.32cm">
          <draw:object xlink:href="./Object 8" xlink:type="simple" xlink:show="embed" xlink:actuate="onLoad"/>
          <draw:image xlink:href="./ObjectReplacements/Object 8" xlink:type="simple" xlink:show="embed" xlink:actuate="onLoad"/>
        </draw:frame>
        <draw:frame draw:style-name="gr2" draw:layer="layout" svg:width="2.407cm" svg:height="0.702cm" svg:x="15.876cm" svg:y="19.921cm">
          <draw:object xlink:href="./Object 9" xlink:type="simple" xlink:show="embed" xlink:actuate="onLoad"/>
          <draw:image xlink:href="./ObjectReplacements/Object 9" xlink:type="simple" xlink:show="embed" xlink:actuate="onLoad"/>
        </draw:frame>
        <draw:frame draw:style-name="gr13" draw:text-style-name="P7" draw:layer="layout" svg:width="6.985cm" svg:height="3.009cm" svg:x="0.571cm" svg:y="24.301cm">
          <draw:text-box>
            <text:p text:style-name="P1"><text:span text:style-name="T27">When you play this card, you may write any statement, as long as it uses exactly one variable, and it is quantified as above. <text:s/>You may play this card along with other Q cards to chain quantifiers together (renaming variables and definitions appropriately).</text:span></text:p>
          </draw:text-box>
        </draw:frame>
        <draw:frame draw:style-name="gr13" draw:text-style-name="P7" draw:layer="layout" svg:width="6.985cm" svg:height="3.009cm" svg:x="7.44cm" svg:y="24.302cm">
          <draw:text-box>
            <text:p text:style-name="P1"><text:span text:style-name="T27">When you play this card, you may write any statement, as long as it uses exactly three variables, and they are quantified as above. <text:s/>You may play this card along with other Q cards to chain quantifiers together (renaming variables appropriately).</text:span></text:p>
          </draw:text-box>
        </draw:frame>
        <draw:frame draw:style-name="gr13" draw:text-style-name="P7" draw:layer="layout" svg:width="6.985cm" svg:height="3.009cm" svg:x="14.14cm" svg:y="24.302cm">
          <draw:text-box>
            <text:p text:style-name="P1"><text:span text:style-name="T27">When you play this card, you may write any statement, as long as it uses exactly two variables, and they are quantified as above. <text:s/>You may play this card along with other Q cards to chain quantifiers together (renaming variables and definitions appropriately).</text:span></text:p>
          </draw:text-box>
        </draw:frame>
      </draw:page>
      <draw:page draw:name="page6" draw:style-name="dp1" draw:master-page-name="Default">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9" draw:text-style-name="P7" draw:layer="layout" svg:width="6.985cm" svg:height="3.175cm" svg:x="0.636cm" svg:y="6.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6cm" svg:y="4.446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6cm" svg:y="0.944cm">
          <draw:text-box>
            <text:p text:style-name="P1"><text:span text:style-name="T29">P</text:span></text:p>
          </draw:text-box>
        </draw:frame>
        <draw:frame draw:style-name="gr3" draw:layer="layout" svg:width="2.399cm" svg:height="0.962cm" svg:x="2.75cm" svg:y="1.906cm">
          <draw:text-box>
            <text:p text:style-name="P1">blonde</text:p>
          </draw:text-box>
        </draw:frame>
        <draw:frame draw:style-name="gr12" draw:text-style-name="P7" draw:layer="layout" svg:width="6.985cm" svg:height="3.009cm" svg:x="7.421cm" svg:y="6.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7" draw:layer="layout" svg:width="6.985cm" svg:height="3.175cm" svg:x="14.171cm" svg:y="6.3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6cm" svg:y="0.945cm">
          <draw:text-box>
            <text:p text:style-name="P1"><text:span text:style-name="T29">F</text:span></text:p>
          </draw:text-box>
        </draw:frame>
        <draw:frame draw:style-name="gr3" draw:layer="layout" svg:width="2.123cm" svg:height="0.962cm" svg:x="9.526cm" svg:y="1.906cm">
          <draw:text-box>
            <text:p text:style-name="P1">father</text:p>
          </draw:text-box>
        </draw:frame>
        <draw:frame draw:style-name="gr10" draw:text-style-name="P8" draw:layer="layout" svg:width="6.985cm" svg:height="1.433cm" svg:x="7.421cm" svg:y="4.446cm">
          <draw:text-box>
            <text:p text:style-name="P1"><text:span text:style-name="T27">This symbol is a </text:span><text:span text:style-name="T28">function</text:span><text:span text:style-name="T20">, which relates every input object to exactly one output object.</text:span></text:p>
          </draw:text-box>
        </draw:frame>
        <draw:frame draw:style-name="gr3" draw:text-style-name="P10" draw:layer="layout" svg:width="1.061cm" svg:height="1.119cm" svg:x="14.236cm" svg:y="0.946cm">
          <draw:text-box>
            <text:p text:style-name="P1"><text:span text:style-name="T29">R</text:span></text:p>
          </draw:text-box>
        </draw:frame>
        <draw:frame draw:style-name="gr3" draw:layer="layout" svg:width="1.768cm" svg:height="0.962cm" svg:x="17.146cm" svg:y="1.906cm">
          <draw:text-box>
            <text:p text:style-name="P1">likes</text:p>
          </draw:text-box>
        </draw:frame>
        <draw:frame draw:style-name="gr10" draw:text-style-name="P8" draw:layer="layout" svg:width="6.985cm" svg:height="1.433cm" svg:x="14.122cm" svg:y="4.446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9" draw:text-style-name="P7" draw:layer="layout" svg:width="6.985cm" svg:height="3.175cm" svg:x="0.637cm" svg:y="15.2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10" draw:text-style-name="P8" draw:layer="layout" svg:width="6.985cm" svg:height="1.433cm" svg:x="0.637cm" svg:y="13.346cm">
          <draw:text-box>
            <text:p text:style-name="P1"><text:span text:style-name="T27">This symbol is a </text:span><text:span text:style-name="T28">predicate</text:span><text:span text:style-name="T20">, or property, which for each object can be either true or false.</text:span></text:p>
          </draw:text-box>
        </draw:frame>
        <draw:frame draw:style-name="gr11" draw:text-style-name="P9" draw:layer="layout" svg:width="1.018cm" svg:height="1.119cm" svg:x="0.637cm" svg:y="9.844cm">
          <draw:text-box>
            <text:p text:style-name="P1"><text:span text:style-name="T29">P</text:span></text:p>
          </draw:text-box>
        </draw:frame>
        <draw:frame draw:style-name="gr3" draw:layer="layout" svg:width="2.217cm" svg:height="0.962cm" svg:x="2.751cm" svg:y="10.806cm">
          <draw:text-box>
            <text:p text:style-name="P1">happy</text:p>
          </draw:text-box>
        </draw:frame>
        <draw:frame draw:style-name="gr12" draw:text-style-name="P7" draw:layer="layout" svg:width="6.985cm" svg:height="3.009cm" svg:x="7.422cm" svg:y="15.352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0.976cm" svg:height="1.119cm" svg:x="7.437cm" svg:y="9.946cm">
          <draw:text-box>
            <text:p text:style-name="P1"><text:span text:style-name="T29">F</text:span></text:p>
          </draw:text-box>
        </draw:frame>
        <draw:frame draw:style-name="gr3" draw:layer="layout" svg:width="0.875cm" svg:height="0.962cm" svg:x="10.161cm" svg:y="11.104cm">
          <draw:text-box>
            <text:p text:style-name="P1">+</text:p>
          </draw:text-box>
        </draw:frame>
        <draw:frame draw:style-name="gr10" draw:text-style-name="P8" draw:layer="layout" svg:width="6.985cm" svg:height="1.433cm" svg:x="7.422cm" svg:y="13.447cm">
          <draw:text-box>
            <text:p text:style-name="P1"><text:span text:style-name="T27">This symbol is a </text:span><text:span text:style-name="T28">binary function</text:span><text:span text:style-name="T20">, which relates every two input objects to exactly one output object.</text:span></text:p>
          </draw:text-box>
        </draw:frame>
        <draw:frame draw:style-name="gr9" draw:text-style-name="P7" draw:layer="layout" svg:width="6.985cm" svg:height="3.175cm" svg:x="14.171cm" svg:y="15.251cm">
          <draw:text-box>
            <text:p text:style-name="P1"><text:span text:style-name="T27">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10" draw:layer="layout" svg:width="1.061cm" svg:height="1.119cm" svg:x="14.236cm" svg:y="9.846cm">
          <draw:text-box>
            <text:p text:style-name="P1"><text:span text:style-name="T29">R</text:span></text:p>
          </draw:text-box>
        </draw:frame>
        <draw:frame draw:style-name="gr3" draw:layer="layout" svg:width="2.653cm" svg:height="0.962cm" svg:x="16.398cm" svg:y="10.796cm">
          <draw:text-box>
            <text:p text:style-name="P1">smarter</text:p>
          </draw:text-box>
        </draw:frame>
        <draw:frame draw:style-name="gr10" draw:text-style-name="P8" draw:layer="layout" svg:width="6.985cm" svg:height="1.433cm" svg:x="14.122cm" svg:y="13.346cm">
          <draw:text-box>
            <text:p text:style-name="P1"><text:span text:style-name="T27">This symbol is a </text:span><text:span text:style-name="T28">binary relation,</text:span><text:span text:style-name="T20"> which for any two objects (left and right) given to it, can either be true or false.</text:span></text:p>
          </draw:text-box>
        </draw:frame>
        <draw:frame draw:style-name="gr10" draw:text-style-name="P8" draw:layer="layout" svg:width="6.985cm" svg:height="1.27cm" svg:x="0.638cm" svg:y="22.246cm">
          <draw:text-box>
            <text:p text:style-name="P1"><text:span text:style-name="T27">This asserts that for every object x, the property following (in terms of x) holds.</text:span></text:p>
          </draw:text-box>
        </draw:frame>
        <draw:frame draw:style-name="gr11" draw:text-style-name="P9" draw:layer="layout" svg:width="1.103cm" svg:height="1.119cm" svg:x="0.638cm" svg:y="18.744cm">
          <draw:text-box>
            <text:p text:style-name="P1"><text:span text:style-name="T29">Q</text:span></text:p>
          </draw:text-box>
        </draw:frame>
        <draw:frame draw:style-name="gr10" draw:text-style-name="P8" draw:layer="layout" svg:width="6.985cm" svg:height="1.433cm" svg:x="7.439cm" svg:y="22.246cm">
          <draw:text-box>
            <text:p text:style-name="P1"><text:span text:style-name="T27">This asserts that for all objects x and y, the property following (in terms of x and y) holds.</text:span></text:p>
          </draw:text-box>
        </draw:frame>
        <draw:frame draw:style-name="gr11" draw:text-style-name="P9" draw:layer="layout" svg:width="1.103cm" svg:height="1.119cm" svg:x="7.439cm" svg:y="18.744cm">
          <draw:text-box>
            <text:p text:style-name="P1"><text:span text:style-name="T29">Q</text:span></text:p>
          </draw:text-box>
        </draw:frame>
        <draw:frame draw:style-name="gr10" draw:text-style-name="P8" draw:layer="layout" svg:width="6.985cm" svg:height="1.433cm" svg:x="14.139cm" svg:y="22.246cm">
          <draw:text-box>
            <text:p text:style-name="P1"><text:span text:style-name="T27">This asserts that for all objects x, y, and z, the property following (in terms of those variables) holds.</text:span></text:p>
          </draw:text-box>
        </draw:frame>
        <draw:frame draw:style-name="gr11" draw:text-style-name="P9" draw:layer="layout" svg:width="1.103cm" svg:height="1.119cm" svg:x="14.139cm" svg:y="18.744cm">
          <draw:text-box>
            <text:p text:style-name="P1"><text:span text:style-name="T29">Q</text:span></text:p>
          </draw:text-box>
        </draw:frame>
        <draw:frame draw:style-name="gr2" draw:layer="layout" svg:width="1.184cm" svg:height="0.702cm" svg:x="2.972cm" svg:y="20.321cm">
          <draw:object xlink:href="./Object 10" xlink:type="simple" xlink:show="embed" xlink:actuate="onLoad"/>
          <draw:image xlink:href="./ObjectReplacements/Object 10" xlink:type="simple" xlink:show="embed" xlink:actuate="onLoad"/>
        </draw:frame>
        <draw:frame draw:style-name="gr2" draw:layer="layout" svg:width="2.295cm" svg:height="0.702cm" svg:x="9.771cm" svg:y="20.254cm">
          <draw:object xlink:href="./Object 11" xlink:type="simple" xlink:show="embed" xlink:actuate="onLoad"/>
          <draw:image xlink:href="./ObjectReplacements/Object 11" xlink:type="simple" xlink:show="embed" xlink:actuate="onLoad"/>
        </draw:frame>
        <draw:frame draw:style-name="gr2" draw:layer="layout" svg:width="3.339cm" svg:height="0.702cm" svg:x="15.876cm" svg:y="20.321cm">
          <draw:object xlink:href="./Object 12" xlink:type="simple" xlink:show="embed" xlink:actuate="onLoad"/>
          <draw:image xlink:href="./ObjectReplacements/Object 12" xlink:type="simple" xlink:show="embed" xlink:actuate="onLoad"/>
        </draw:frame>
        <draw:frame draw:style-name="gr13" draw:text-style-name="P7" draw:layer="layout" svg:width="6.985cm" svg:height="3.009cm" svg:x="0.571cm" svg:y="24.301cm">
          <draw:text-box>
            <text:p text:style-name="P1"><text:span text:style-name="T27">When you play this card, you may write any statement, as long as it uses exactly one variable, and it is quantified as above. <text:s text:c="2"/>You may play this card along with other Q cards to chain quantifiers together (renaming variables appropriately).</text:span></text:p>
          </draw:text-box>
        </draw:frame>
        <draw:frame draw:style-name="gr13" draw:text-style-name="P7" draw:layer="layout" svg:width="6.985cm" svg:height="3.009cm" svg:x="7.44cm" svg:y="24.302cm">
          <draw:text-box>
            <text:p text:style-name="P1"><text:span text:style-name="T27">When you play this card, you may write any statement, as long as it uses exactly two variables, and they are quantified as above. <text:s/>You may play this card along with other Q cards to chain quantifiers together (renaming variables appropriately).</text:span></text:p>
          </draw:text-box>
        </draw:frame>
        <draw:frame draw:style-name="gr13" draw:text-style-name="P7" draw:layer="layout" svg:width="6.985cm" svg:height="3.009cm" svg:x="14.14cm" svg:y="24.302cm">
          <draw:text-box>
            <text:p text:style-name="P1"><text:span text:style-name="T27">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7" draw:style-name="dp1" draw:master-page-name="Default">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4" draw:text-style-name="P7" draw:layer="layout" svg:width="6.985cm" svg:height="1.268cm" svg:x="0.637cm" svg:y="8.252cm">
          <draw:text-box>
            <text:p text:style-name="P1"><text:span text:style-name="T27">When you play this card, simply write the statement shown on the board.</text:span></text:p>
          </draw:text-box>
        </draw:frame>
        <draw:frame draw:style-name="gr11" draw:text-style-name="P9" draw:layer="layout" svg:width="1.018cm" svg:height="1.119cm" svg:x="0.637cm" svg:y="0.945cm">
          <draw:text-box>
            <text:p text:style-name="P1"><text:span text:style-name="T29">S</text:span></text:p>
          </draw:text-box>
        </draw:frame>
        <draw:frame draw:style-name="gr3" draw:text-style-name="P10" draw:layer="layout" svg:width="1.018cm" svg:height="1.119cm" svg:x="7.437cm" svg:y="0.946cm">
          <draw:text-box>
            <text:p text:style-name="P1"><text:span text:style-name="T29">S</text:span></text:p>
          </draw:text-box>
        </draw:frame>
        <draw:frame draw:style-name="gr3" draw:text-style-name="P10" draw:layer="layout" svg:width="1.018cm" svg:height="1.119cm" svg:x="14.237cm" svg:y="0.947cm">
          <draw:text-box>
            <text:p text:style-name="P1"><text:span text:style-name="T29">S</text:span></text:p>
          </draw:text-box>
        </draw:frame>
        <draw:frame draw:style-name="gr11" draw:text-style-name="P9" draw:layer="layout" svg:width="1.018cm" svg:height="1.119cm" svg:x="0.638cm" svg:y="9.845cm">
          <draw:text-box>
            <text:p text:style-name="P1"><text:span text:style-name="T29">S</text:span></text:p>
          </draw:text-box>
        </draw:frame>
        <draw:frame draw:style-name="gr3" draw:text-style-name="P10" draw:layer="layout" svg:width="1.018cm" svg:height="1.119cm" svg:x="7.538cm" svg:y="9.947cm">
          <draw:text-box>
            <text:p text:style-name="P1"><text:span text:style-name="T29">S</text:span></text:p>
          </draw:text-box>
        </draw:frame>
        <draw:frame draw:style-name="gr3" draw:text-style-name="P10" draw:layer="layout" svg:width="1.018cm" svg:height="1.119cm" svg:x="14.237cm" svg:y="9.847cm">
          <draw:text-box>
            <text:p text:style-name="P1"><text:span text:style-name="T29">S</text:span></text:p>
          </draw:text-box>
        </draw:frame>
        <draw:frame draw:style-name="gr11" draw:text-style-name="P9" draw:layer="layout" svg:width="1.018cm" svg:height="1.119cm" svg:x="0.639cm" svg:y="18.745cm">
          <draw:text-box>
            <text:p text:style-name="P1"><text:span text:style-name="T29">S</text:span></text:p>
          </draw:text-box>
        </draw:frame>
        <draw:frame draw:style-name="gr2" draw:layer="layout" svg:width="6.273cm" svg:height="0.647cm" svg:x="0.87cm" svg:y="2.528cm">
          <draw:object xlink:href="./Object 16" xlink:type="simple" xlink:show="embed" xlink:actuate="onLoad"/>
          <draw:image xlink:href="./ObjectReplacements/Object 16" xlink:type="simple" xlink:show="embed" xlink:actuate="onLoad"/>
        </draw:frame>
        <draw:frame draw:style-name="gr2" draw:layer="layout" svg:width="6.726cm" svg:height="1.147cm" svg:x="7.471cm" svg:y="2.529cm">
          <draw:object xlink:href="./Object 17" xlink:type="simple" xlink:show="embed" xlink:actuate="onLoad"/>
          <draw:image xlink:href="./ObjectReplacements/Object 17" xlink:type="simple" xlink:show="embed" xlink:actuate="onLoad"/>
        </draw:frame>
        <draw:frame draw:style-name="gr14" draw:text-style-name="P7" draw:layer="layout" svg:width="6.985cm" svg:height="1.268cm" svg:x="7.338cm" svg:y="8.252cm">
          <draw:text-box>
            <text:p text:style-name="P1"><text:span text:style-name="T27">When you play this card, simply write the statement shown on the board.</text:span></text:p>
          </draw:text-box>
        </draw:frame>
        <draw:frame draw:style-name="gr2" draw:layer="layout" svg:width="6.04cm" svg:height="0.63cm" svg:x="14.567cm" svg:y="2.54cm">
          <draw:object xlink:href="./Object 18" xlink:type="simple" xlink:show="embed" xlink:actuate="onLoad"/>
          <draw:image xlink:href="./ObjectReplacements/Object 18" xlink:type="simple" xlink:show="embed" xlink:actuate="onLoad"/>
        </draw:frame>
        <draw:frame draw:style-name="gr14" draw:text-style-name="P7" draw:layer="layout" svg:width="6.985cm" svg:height="1.268cm" svg:x="14.139cm" svg:y="8.252cm">
          <draw:text-box>
            <text:p text:style-name="P1"><text:span text:style-name="T27">When you play this card, simply write the statement shown on the board.</text:span></text:p>
          </draw:text-box>
        </draw:frame>
        <draw:frame draw:style-name="gr2" draw:layer="layout" svg:width="5.048cm" svg:height="1.113cm" svg:x="1.598cm" svg:y="11.33cm">
          <draw:object xlink:href="./Object 19" xlink:type="simple" xlink:show="embed" xlink:actuate="onLoad"/>
          <draw:image xlink:href="./ObjectReplacements/Object 19" xlink:type="simple" xlink:show="embed" xlink:actuate="onLoad"/>
        </draw:frame>
        <draw:frame draw:style-name="gr14" draw:text-style-name="P7" draw:layer="layout" svg:width="6.985cm" svg:height="1.268cm" svg:x="0.638cm" svg:y="17.152cm">
          <draw:text-box>
            <text:p text:style-name="P1"><text:span text:style-name="T27">When you play this card, simply write the statement shown on the board.</text:span></text:p>
          </draw:text-box>
        </draw:frame>
        <draw:frame draw:style-name="gr2" draw:layer="layout" svg:width="4.261cm" svg:height="1.093cm" svg:x="8.298cm" svg:y="11.43cm">
          <draw:object xlink:href="./Object 20" xlink:type="simple" xlink:show="embed" xlink:actuate="onLoad"/>
          <draw:image xlink:href="./ObjectReplacements/Object 20" xlink:type="simple" xlink:show="embed" xlink:actuate="onLoad"/>
        </draw:frame>
        <draw:frame draw:style-name="gr14" draw:text-style-name="P7" draw:layer="layout" svg:width="6.985cm" svg:height="1.268cm" svg:x="7.339cm" svg:y="17.152cm">
          <draw:text-box>
            <text:p text:style-name="P1"><text:span text:style-name="T27">When you play this card, simply write the statement shown on the board.</text:span></text:p>
          </draw:text-box>
        </draw:frame>
        <draw:frame draw:style-name="gr2" draw:layer="layout" svg:width="5.277cm" svg:height="1.11cm" svg:x="14.599cm" svg:y="11.431cm">
          <draw:object xlink:href="./Object 21" xlink:type="simple" xlink:show="embed" xlink:actuate="onLoad"/>
          <draw:image xlink:href="./ObjectReplacements/Object 21" xlink:type="simple" xlink:show="embed" xlink:actuate="onLoad"/>
        </draw:frame>
        <draw:frame draw:style-name="gr14" draw:text-style-name="P7" draw:layer="layout" svg:width="6.985cm" svg:height="1.268cm" svg:x="14.14cm" svg:y="17.152cm">
          <draw:text-box>
            <text:p text:style-name="P1"><text:span text:style-name="T27">When you play this card, simply write the statement shown on the board.</text:span></text:p>
          </draw:text-box>
        </draw:frame>
        <draw:frame draw:style-name="gr2" draw:layer="layout" svg:width="6.341cm" svg:height="1.649cm" svg:x="0.835cm" svg:y="20.22cm">
          <draw:object xlink:href="./Object 13" xlink:type="simple" xlink:show="embed" xlink:actuate="onLoad"/>
          <draw:image xlink:href="./ObjectReplacements/Object 13" xlink:type="simple" xlink:show="embed" xlink:actuate="onLoad"/>
        </draw:frame>
        <draw:frame draw:style-name="gr14" draw:text-style-name="P7" draw:layer="layout" svg:width="6.985cm" svg:height="1.268cm" svg:x="0.64cm" svg:y="25.953cm">
          <draw:text-box>
            <text:p text:style-name="P1"><text:span text:style-name="T27">When you play this card, simply write the statement shown on the board.</text:span></text:p>
          </draw:text-box>
        </draw:frame>
        <draw:frame draw:style-name="gr11" draw:text-style-name="P9" draw:layer="layout" svg:width="1.018cm" svg:height="1.119cm" svg:x="7.439cm" svg:y="18.745cm">
          <draw:text-box>
            <text:p text:style-name="P1"><text:span text:style-name="T29">S</text:span></text:p>
          </draw:text-box>
        </draw:frame>
        <draw:frame draw:style-name="gr2" draw:layer="layout" svg:width="6.307cm" svg:height="0.927cm" svg:x="7.646cm" svg:y="20.42cm">
          <draw:object xlink:href="./Object 14" xlink:type="simple" xlink:show="embed" xlink:actuate="onLoad"/>
          <draw:image xlink:href="./ObjectReplacements/Object 14" xlink:type="simple" xlink:show="embed" xlink:actuate="onLoad"/>
        </draw:frame>
        <draw:frame draw:style-name="gr14" draw:text-style-name="P7" draw:layer="layout" svg:width="6.985cm" svg:height="1.268cm" svg:x="7.44cm" svg:y="25.953cm">
          <draw:text-box>
            <text:p text:style-name="P1"><text:span text:style-name="T27">When you play this card, simply write the statement shown on the board.</text:span></text:p>
          </draw:text-box>
        </draw:frame>
        <draw:frame draw:style-name="gr11" draw:text-style-name="P9" draw:layer="layout" svg:width="1.018cm" svg:height="1.119cm" svg:x="14.239cm" svg:y="18.745cm">
          <draw:text-box>
            <text:p text:style-name="P1"><text:span text:style-name="T29">S</text:span></text:p>
          </draw:text-box>
        </draw:frame>
        <draw:frame draw:style-name="gr2" draw:layer="layout" svg:width="4.631cm" svg:height="0.54cm" svg:x="15.235cm" svg:y="20.42cm">
          <draw:object xlink:href="./Object 15" xlink:type="simple" xlink:show="embed" xlink:actuate="onLoad"/>
          <draw:image xlink:href="./ObjectReplacements/Object 15" xlink:type="simple" xlink:show="embed" xlink:actuate="onLoad"/>
        </draw:frame>
        <draw:frame draw:style-name="gr14" draw:text-style-name="P7" draw:layer="layout" svg:width="6.985cm" svg:height="1.268cm" svg:x="14.14cm" svg:y="25.953cm">
          <draw:text-box>
            <text:p text:style-name="P1"><text:span text:style-name="T27">When you play this card, simply write the statement shown on the board.</text:span></text:p>
          </draw:text-box>
        </draw:frame>
        <draw:frame draw:style-name="gr15" draw:text-style-name="P8" draw:layer="layout" svg:width="6.985cm" svg:height="1.52cm" svg:x="0.635cm" svg:y="6.985cm">
          <draw:text-box>
            <text:p text:style-name="P1"><text:span text:style-name="T27">“</text:span><text:span text:style-name="T27">Anyone who is blonde is also happy.”</text:span></text:p>
          </draw:text-box>
        </draw:frame>
        <draw:frame draw:style-name="gr15" draw:text-style-name="P8" draw:layer="layout" svg:width="6.985cm" svg:height="1.52cm" svg:x="7.42cm" svg:y="6.985cm">
          <draw:text-box>
            <text:p text:style-name="P1"><text:span text:style-name="T27">“</text:span><text:span text:style-name="T27">Anyone who is liked by a happy person is also happy.”</text:span></text:p>
          </draw:text-box>
        </draw:frame>
        <draw:frame draw:style-name="gr15" draw:text-style-name="P8" draw:layer="layout" svg:width="6.985cm" svg:height="1.52cm" svg:x="14.121cm" svg:y="6.985cm">
          <draw:text-box>
            <text:p text:style-name="P1"><text:span text:style-name="T27">“</text:span><text:span text:style-name="T27">Everyone's father is smarter than they are.”</text:span></text:p>
          </draw:text-box>
        </draw:frame>
        <draw:frame draw:style-name="gr15" draw:text-style-name="P8" draw:layer="layout" svg:width="6.985cm" svg:height="1.52cm" svg:x="0.636cm" svg:y="15.785cm">
          <draw:text-box>
            <text:p text:style-name="P1"><text:span text:style-name="T27">“</text:span><text:span text:style-name="T27">Nobody likes his father, but every father likes his son.”</text:span></text:p>
          </draw:text-box>
        </draw:frame>
        <draw:frame draw:style-name="gr15" draw:text-style-name="P8" draw:layer="layout" svg:width="6.985cm" svg:height="1.52cm" svg:x="7.337cm" svg:y="15.785cm">
          <draw:text-box>
            <text:p text:style-name="P1"><text:span text:style-name="T27">“</text:span><text:span text:style-name="T27">Nobody likes anybody smarter than him.”</text:span></text:p>
          </draw:text-box>
        </draw:frame>
        <draw:frame draw:style-name="gr15" draw:text-style-name="P8" draw:layer="layout" svg:width="6.985cm" svg:height="1.52cm" svg:x="14.138cm" svg:y="15.785cm">
          <draw:text-box>
            <text:p text:style-name="P1"><text:span text:style-name="T27">“</text:span><text:span text:style-name="T27">The sum of two objects is smarter than each of the summands.”</text:span></text:p>
          </draw:text-box>
        </draw:frame>
        <draw:frame draw:style-name="gr15" draw:text-style-name="P8" draw:layer="layout" svg:width="6.985cm" svg:height="1.52cm" svg:x="0.637cm" svg:y="24.485cm">
          <draw:text-box>
            <text:p text:style-name="P1"><text:span text:style-name="T27">“</text:span><text:span text:style-name="T27">If I am smarter than you, and you are smarter than Bob, then I am smarter than Bob (for all values of I, you, and Bob).”</text:span></text:p>
          </draw:text-box>
        </draw:frame>
        <draw:frame draw:style-name="gr15" draw:text-style-name="P8" draw:layer="layout" svg:width="6.985cm" svg:height="1.52cm" svg:x="7.338cm" svg:y="24.485cm">
          <draw:text-box>
            <text:p text:style-name="P1"><text:span text:style-name="T27">“</text:span><text:span text:style-name="T27">I'm smarter than you if and only if you're not smarter than me (as long as we're not the same person).”</text:span></text:p>
          </draw:text-box>
        </draw:frame>
        <draw:frame draw:style-name="gr15" draw:text-style-name="P8" draw:layer="layout" svg:width="6.985cm" svg:height="1.52cm" svg:x="14.139cm" svg:y="24.485cm">
          <draw:text-box>
            <text:p text:style-name="P1"><text:span text:style-name="T27">“</text:span><text:span text:style-name="T27">Addition is commutative.”</text:span></text:p>
          </draw:text-box>
        </draw:frame>
      </draw:page>
      <draw:page draw:name="page8" draw:style-name="dp1" draw:master-page-name="Default">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4" draw:text-style-name="P7" draw:layer="layout" svg:width="6.985cm" svg:height="1.268cm" svg:x="0.637cm" svg:y="8.252cm">
          <draw:text-box>
            <text:p text:style-name="P1"><text:span text:style-name="T27">When you play this card, simply write the statement shown on the board.</text:span></text:p>
          </draw:text-box>
        </draw:frame>
        <draw:frame draw:style-name="gr11" draw:text-style-name="P9" draw:layer="layout" svg:width="1.018cm" svg:height="1.119cm" svg:x="0.637cm" svg:y="0.945cm">
          <draw:text-box>
            <text:p text:style-name="P1"><text:span text:style-name="T29">S</text:span></text:p>
          </draw:text-box>
        </draw:frame>
        <draw:frame draw:style-name="gr3" draw:text-style-name="P10" draw:layer="layout" svg:width="1.018cm" svg:height="1.119cm" svg:x="7.437cm" svg:y="0.946cm">
          <draw:text-box>
            <text:p text:style-name="P1"><text:span text:style-name="T29">S</text:span></text:p>
          </draw:text-box>
        </draw:frame>
        <draw:frame draw:style-name="gr3" draw:text-style-name="P10" draw:layer="layout" svg:width="1.018cm" svg:height="1.119cm" svg:x="14.237cm" svg:y="0.947cm">
          <draw:text-box>
            <text:p text:style-name="P1"><text:span text:style-name="T29">S</text:span></text:p>
          </draw:text-box>
        </draw:frame>
        <draw:frame draw:style-name="gr11" draw:text-style-name="P9" draw:layer="layout" svg:width="1.018cm" svg:height="1.119cm" svg:x="0.638cm" svg:y="9.845cm">
          <draw:text-box>
            <text:p text:style-name="P1"><text:span text:style-name="T29">S</text:span></text:p>
          </draw:text-box>
        </draw:frame>
        <draw:frame draw:style-name="gr3" draw:text-style-name="P10" draw:layer="layout" svg:width="1.018cm" svg:height="1.119cm" svg:x="7.538cm" svg:y="9.947cm">
          <draw:text-box>
            <text:p text:style-name="P1"><text:span text:style-name="T29">S</text:span></text:p>
          </draw:text-box>
        </draw:frame>
        <draw:frame draw:style-name="gr3" draw:text-style-name="P10" draw:layer="layout" svg:width="1.018cm" svg:height="1.119cm" svg:x="14.237cm" svg:y="9.847cm">
          <draw:text-box>
            <text:p text:style-name="P1"><text:span text:style-name="T29">X</text:span></text:p>
          </draw:text-box>
        </draw:frame>
        <draw:frame draw:style-name="gr11" draw:text-style-name="P9" draw:layer="layout" svg:width="1.018cm" svg:height="1.119cm" svg:x="0.639cm" svg:y="18.745cm">
          <draw:text-box>
            <text:p text:style-name="P1"><text:span text:style-name="T29">X</text:span></text:p>
          </draw:text-box>
        </draw:frame>
        <draw:frame draw:style-name="gr2" draw:layer="layout" svg:width="6.213cm" svg:height="0.561cm" svg:x="0.87cm" svg:y="2.528cm">
          <draw:object xlink:href="./Object 22" xlink:type="simple" xlink:show="embed" xlink:actuate="onLoad"/>
          <draw:image xlink:href="./ObjectReplacements/Object 22" xlink:type="simple" xlink:show="embed" xlink:actuate="onLoad"/>
        </draw:frame>
        <draw:frame draw:style-name="gr2" draw:layer="layout" svg:width="4.963cm" svg:height="0.561cm" svg:x="8.571cm" svg:y="2.529cm">
          <draw:object xlink:href="./Object 23" xlink:type="simple" xlink:show="embed" xlink:actuate="onLoad"/>
          <draw:image xlink:href="./ObjectReplacements/Object 23" xlink:type="simple" xlink:show="embed" xlink:actuate="onLoad"/>
        </draw:frame>
        <draw:frame draw:style-name="gr14" draw:text-style-name="P7" draw:layer="layout" svg:width="6.985cm" svg:height="1.268cm" svg:x="7.338cm" svg:y="8.252cm">
          <draw:text-box>
            <text:p text:style-name="P1"><text:span text:style-name="T27">When you play this card, simply write the statement shown on the board.</text:span></text:p>
          </draw:text-box>
        </draw:frame>
        <draw:frame draw:style-name="gr2" draw:layer="layout" svg:width="1.578cm" svg:height="0.611cm" svg:x="16.467cm" svg:y="2.54cm">
          <draw:object xlink:href="./Object 24" xlink:type="simple" xlink:show="embed" xlink:actuate="onLoad"/>
          <draw:image xlink:href="./ObjectReplacements/Object 24" xlink:type="simple" xlink:show="embed" xlink:actuate="onLoad"/>
        </draw:frame>
        <draw:frame draw:style-name="gr14" draw:text-style-name="P7" draw:layer="layout" svg:width="6.985cm" svg:height="1.433cm" svg:x="14.139cm" svg:y="8.052cm">
          <draw:text-box>
            <text:p text:style-name="P1"><text:span text:style-name="T27">When you play this card, simply write the statement shown on the board, substituting n appropriately.</text:span></text:p>
          </draw:text-box>
        </draw:frame>
        <draw:frame draw:style-name="gr2" draw:layer="layout" svg:width="1.589cm" svg:height="0.611cm" svg:x="2.798cm" svg:y="11.43cm">
          <draw:object xlink:href="./Object 25" xlink:type="simple" xlink:show="embed" xlink:actuate="onLoad"/>
          <draw:image xlink:href="./ObjectReplacements/Object 25" xlink:type="simple" xlink:show="embed" xlink:actuate="onLoad"/>
        </draw:frame>
        <draw:frame draw:style-name="gr2" draw:layer="layout" svg:width="4.879cm" svg:height="0.544cm" svg:x="8.298cm" svg:y="11.43cm">
          <draw:object xlink:href="./Object 26" xlink:type="simple" xlink:show="embed" xlink:actuate="onLoad"/>
          <draw:image xlink:href="./ObjectReplacements/Object 26" xlink:type="simple" xlink:show="embed" xlink:actuate="onLoad"/>
        </draw:frame>
        <draw:frame draw:style-name="gr14" draw:text-style-name="P7" draw:layer="layout" svg:width="6.985cm" svg:height="1.268cm" svg:x="7.339cm" svg:y="17.152cm">
          <draw:text-box>
            <text:p text:style-name="P1"><text:span text:style-name="T27">When you play this card, simply write the statement shown on the board.</text:span></text:p>
          </draw:text-box>
        </draw:frame>
        <draw:frame draw:style-name="gr2" draw:layer="layout" svg:width="0.821cm" svg:height="1.34cm" svg:x="16.959cm" svg:y="11.43cm">
          <draw:object xlink:href="./Object 27" xlink:type="simple" xlink:show="embed" xlink:actuate="onLoad"/>
          <draw:image xlink:href="./ObjectReplacements/Object 27" xlink:type="simple" xlink:show="embed" xlink:actuate="onLoad"/>
        </draw:frame>
        <draw:frame draw:style-name="gr14" draw:text-style-name="P7" draw:layer="layout" svg:width="6.985cm" svg:height="1.268cm" svg:x="14.14cm" svg:y="17.152cm">
          <draw:text-box>
            <text:p text:style-name="P1"><text:span text:style-name="T27">When you play this card, you may write any statement on the board.</text:span></text:p>
          </draw:text-box>
        </draw:frame>
        <draw:frame draw:style-name="gr14" draw:text-style-name="P7" draw:layer="layout" svg:width="6.985cm" svg:height="1.433cm" svg:x="0.64cm" svg:y="25.653cm">
          <draw:text-box>
            <text:p text:style-name="P1"><text:span text:style-name="T27">When you play this card, insert a negation sign in any valid position in any statement written on the board.</text:span></text:p>
          </draw:text-box>
        </draw:frame>
        <draw:frame draw:style-name="gr2" draw:layer="layout" svg:width="0.745cm" svg:height="0.93cm" svg:x="3.7cm" svg:y="20.32cm">
          <draw:object xlink:href="./Object 28" xlink:type="simple" xlink:show="embed" xlink:actuate="onLoad"/>
          <draw:image xlink:href="./ObjectReplacements/Object 28" xlink:type="simple" xlink:show="embed" xlink:actuate="onLoad"/>
        </draw:frame>
        <draw:frame draw:style-name="gr11" draw:text-style-name="P9" draw:layer="layout" svg:width="1.018cm" svg:height="1.119cm" svg:x="7.439cm" svg:y="18.746cm">
          <draw:text-box>
            <text:p text:style-name="P1"><text:span text:style-name="T29">X</text:span></text:p>
          </draw:text-box>
        </draw:frame>
        <draw:frame draw:style-name="gr14" draw:text-style-name="P7" draw:layer="layout" svg:width="6.985cm" svg:height="1.433cm" svg:x="7.44cm" svg:y="25.654cm">
          <draw:text-box>
            <text:p text:style-name="P1"><text:span text:style-name="T27">When you play this card, insert a negation sign in any valid position in any statement written on the board.</text:span></text:p>
          </draw:text-box>
        </draw:frame>
        <draw:frame draw:style-name="gr2" draw:layer="layout" svg:width="0.745cm" svg:height="0.93cm" svg:x="10.5cm" svg:y="20.321cm">
          <draw:object xlink:href="./Object 29" xlink:type="simple" xlink:show="embed" xlink:actuate="onLoad"/>
          <draw:image xlink:href="./ObjectReplacements/Object 29" xlink:type="simple" xlink:show="embed" xlink:actuate="onLoad"/>
        </draw:frame>
        <draw:frame draw:style-name="gr16" draw:text-style-name="P8" draw:layer="layout" svg:width="6.985cm" svg:height="1.827cm" svg:x="14.205cm" svg:y="6.05cm">
          <draw:text-box>
            <text:p text:style-name="P1"><text:span text:style-name="T27">This statement asserts that there are at least n objects, where n is a positive integer you choose at the time the card is played.</text:span></text:p>
          </draw:text-box>
        </draw:frame>
        <draw:frame draw:style-name="gr14" draw:text-style-name="P7" draw:layer="layout" svg:width="6.985cm" svg:height="1.433cm" svg:x="0.64cm" svg:y="16.953cm">
          <draw:text-box>
            <text:p text:style-name="P1"><text:span text:style-name="T27">When you play this card, simply write the statement shown on the board, substituting n appropriately.</text:span></text:p>
          </draw:text-box>
        </draw:frame>
        <draw:frame draw:style-name="gr16" draw:text-style-name="P8" draw:layer="layout" svg:width="6.985cm" svg:height="1.827cm" svg:x="0.706cm" svg:y="14.951cm">
          <draw:text-box>
            <text:p text:style-name="P1"><text:span text:style-name="T27">This statement asserts that there are fewer than n objects, where n is a positive integer you choose <text:s/>at the time the card is played.</text:span></text:p>
          </draw:text-box>
        </draw:frame>
        <draw:frame draw:style-name="gr11" draw:text-style-name="P9" draw:layer="layout" svg:width="1.018cm" svg:height="1.119cm" svg:x="14.139cm" svg:y="18.747cm">
          <draw:text-box>
            <text:p text:style-name="P1"><text:span text:style-name="T29">X</text:span></text:p>
          </draw:text-box>
        </draw:frame>
        <draw:frame draw:style-name="gr14" draw:text-style-name="P7" draw:layer="layout" svg:width="6.985cm" svg:height="1.433cm" svg:x="14.14cm" svg:y="25.655cm">
          <draw:text-box>
            <text:p text:style-name="P1"><text:span text:style-name="T27">When you play this card, insert a negation sign in any valid position in any statement written on the board.</text:span></text:p>
          </draw:text-box>
        </draw:frame>
        <draw:frame draw:style-name="gr2" draw:layer="layout" svg:width="0.745cm" svg:height="0.93cm" svg:x="17.2cm" svg:y="20.322cm">
          <draw:object xlink:href="./Object 30" xlink:type="simple" xlink:show="embed" xlink:actuate="onLoad"/>
          <draw:image xlink:href="./ObjectReplacements/Object 30" xlink:type="simple" xlink:show="embed" xlink:actuate="onLoad"/>
        </draw:frame>
        <draw:frame draw:style-name="gr15" draw:text-style-name="P8" draw:layer="layout" svg:width="6.985cm" svg:height="1.827cm" svg:x="0.639cm" svg:y="6.585cm">
          <draw:text-box>
            <text:p text:style-name="P1"><text:span text:style-name="T27">“</text:span><text:span text:style-name="T27">Addition is commutative 'through father'. <text:s/>Look at the logic if you don't know what that means (which you probably shouldn't).”</text:span></text:p>
          </draw:text-box>
        </draw:frame>
        <draw:frame draw:style-name="gr15" draw:text-style-name="P8" draw:layer="layout" svg:width="6.985cm" svg:height="1.52cm" svg:x="7.34cm" svg:y="6.685cm">
          <draw:text-box>
            <text:p text:style-name="P1"><text:span text:style-name="T27">“</text:span><text:span text:style-name="T27">Nobody's father is blonde.”</text:span></text:p>
          </draw:text-box>
        </draw:frame>
        <draw:frame draw:style-name="gr15" draw:text-style-name="P8" draw:layer="layout" svg:width="6.985cm" svg:height="1.52cm" svg:x="7.341cm" svg:y="14.985cm">
          <draw:text-box>
            <text:p text:style-name="P1"><text:span text:style-name="T27">“</text:span><text:span text:style-name="T27">Nobody is smarter than anybody el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Luke Palmer</meta:initial-creator>
    <meta:creation-date>2006-08-30T20:25:52</meta:creation-date>
    <dc:creator>Luke Palmer</dc:creator>
    <dc:date>2006-09-05T05:24:32</dc:date>
    <dc:language>en-US</dc:language>
    <meta:editing-cycles>91</meta:editing-cycles>
    <meta:editing-duration>PT8H0M18S</meta:editing-duration>
    <meta:user-defined meta:name="Info 1"/>
    <meta:user-defined meta:name="Info 2"/>
    <meta:user-defined meta:name="Info 3"/>
    <meta:user-defined meta:name="Info 4"/>
    <meta:document-statistic meta:object-count="270"/>
  </office:meta>
</office:document-meta>
</file>

<file path=Object 1/content.xml><?xml version="1.0" encoding="utf-8"?>
<!DOCTYPE math  PUBLIC '-//OpenOffice.org//DTD Modified W3C MathML 1.01//EN'  'math.dtd'>
<math:math xmlns:math="http://www.w3.org/1998/Math/MathML">
  <math:semantics>
    <math:mrow>
      <math:mo math:stretchy="false">∃</math:mo>
      <math:mi>x</math:mi>
    </math:mrow>
    <math:annotation math:encoding="StarMath 5.0">exists x</math:annotation>
  </math:semantics>
</math:math>
</file>

<file path=Object 10/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11/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12/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13/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o math:stretchy="false">∀</math:mo>
          <math:mi>z</math:mi>
        </math:mrow>
      </math:mtr>
      <math:mtr>
        <math:mrow>
          <math:mo math:stretchy="false"></math:mo>
          <math:mrow>
            <math:mtext>smarter</math:mtext>
            <math:mrow>
              <math:mrow>
                <math:mo math:stretchy="false"></math:mo>
                <math:mrow>
                  <math:mi>x</math:mi>
                  <math:mi>,</math:mi>
                  <math:mi>y</math:mi>
                </math:mrow>
                <math:mo math:stretchy="false"></math:mo>
              </math:mrow>
              <math:mo math:stretchy="false">∧</math:mo>
              <math:mtext>smarter</math:mtext>
            </math:mrow>
            <math:mrow>
              <math:mo math:stretchy="false"></math:mo>
              <math:mrow>
                <math:mi>y</math:mi>
                <math:mi>,</math:mi>
                <math:mi>z</math:mi>
              </math:mrow>
              <math:mo math:stretchy="false"></math:mo>
            </math:mrow>
          </math:mrow>
          <math:mo math:stretchy="false"></math:mo>
        </math:mrow>
      </math:mtr>
      <math:mtr>
        <math:mrow>
          <math:mi/>
          <math:mo math:stretchy="false">⇒</math:mo>
          <math:mtext>smarter</math:mtext>
          <math:mrow>
            <math:mo math:stretchy="false"></math:mo>
            <math:mrow>
              <math:mi>x</math:mi>
              <math:mi>,</math:mi>
              <math:mi>z</math:mi>
            </math:mrow>
            <math:mo math:stretchy="false"></math:mo>
          </math:mrow>
        </math:mrow>
      </math:mtr>
    </math:mtable>
    <math:annotation math:encoding="StarMath 5.0">forall x forall y forall z newline ("smarter"(x,y) and "smarter"(y,z)) newline
` drarrow "smarter"(x,z)</math:annotation>
  </math:semantics>
</math:math>
</file>

<file path=Object 14/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row>
            <math:mi>x</math:mi>
            <math:mo math:stretchy="false">≠</math:mo>
            <math:mi>y</math:mi>
          </math:mrow>
        </math:mrow>
      </math:mtr>
      <math:mtr>
        <math:mrow>
          <math:mi/>
          <math:mo math:stretchy="false">⇒</math:mo>
          <math:mrow>
            <math:mo math:stretchy="false"></math:mo>
            <math:mrow>
              <math:mtext>smarter</math:mtext>
              <math:mrow>
                <math:mo math:stretchy="false"></math:mo>
                <math:mrow>
                  <math:mi>x</math:mi>
                  <math:mi>,</math:mi>
                  <math:mi>y</math:mi>
                </math:mrow>
                <math:mo math:stretchy="false"></math:mo>
              </math:mrow>
              <math:mo math:stretchy="false">⇔</math:mo>
              <math:mrow>
                <math:mo math:stretchy="false">¬</math:mo>
                <math:mtext>smarter</math:mtext>
              </math:mrow>
              <math:mrow>
                <math:mo math:stretchy="false"></math:mo>
                <math:mrow>
                  <math:mi>y</math:mi>
                  <math:mi>,</math:mi>
                  <math:mi>x</math:mi>
                </math:mrow>
                <math:mo math:stretchy="false"></math:mo>
              </math:mrow>
            </math:mrow>
            <math:mo math:stretchy="false"></math:mo>
          </math:mrow>
        </math:mrow>
      </math:mtr>
    </math:mtable>
    <math:annotation math:encoding="StarMath 5.0">forall x forall y x &lt;&gt; y newline
` drarrow ("smarter"(x,y) dlrarrow neg "smarter"(y,x))</math:annotation>
  </math:semantics>
</math:math>
</file>

<file path=Object 1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i>x</math:mi>
            <math:mo math:stretchy="false"></math:mo>
            <math:mi>y</math:mi>
          </math:mrow>
          <math:mo math:stretchy="false">=</math:mo>
          <math:mrow>
            <math:mi>y</math:mi>
            <math:mo math:stretchy="false"></math:mo>
            <math:mi>x</math:mi>
          </math:mrow>
        </math:mrow>
        <math:mo math:stretchy="false"></math:mo>
      </math:mrow>
    </math:mrow>
    <math:annotation math:encoding="StarMath 5.0">forall x forall y (x + y = y + x)</math:annotation>
  </math:semantics>
</math:math>
</file>

<file path=Object 16/content.xml><?xml version="1.0" encoding="utf-8"?>
<!DOCTYPE math  PUBLIC '-//OpenOffice.org//DTD Modified W3C MathML 1.01//EN'  'math.dtd'>
<math:math xmlns:math="http://www.w3.org/1998/Math/MathML">
  <math:semantics>
    <math:mrow>
      <math:mo math:stretchy="false">∀</math:mo>
      <math:mi>x</math:mi>
      <math:mtext>blonde</math:mtext>
      <math:mrow>
        <math:mo math:stretchy="false"></math:mo>
        <math:mi>x</math:mi>
        <math:mo math:stretchy="false"></math:mo>
      </math:mrow>
      <math:mo math:stretchy="false">⇒</math:mo>
      <math:mtext>happy</math:mtext>
      <math:mrow>
        <math:mo math:stretchy="false"></math:mo>
        <math:mi>x</math:mi>
        <math:mo math:stretchy="false"></math:mo>
      </math:mrow>
    </math:mrow>
    <math:annotation math:encoding="StarMath 5.0">forall x "blonde"(x)  drarrow  "happy"(x)</math:annotation>
  </math:semantics>
</math:math>
</file>

<file path=Object 17/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row>
            <math:mo math:stretchy="false"></math:mo>
            <math:mrow>
              <math:mtext>happy</math:mtext>
              <math:mrow>
                <math:mrow>
                  <math:mo math:stretchy="false"></math:mo>
                  <math:mi>x</math:mi>
                  <math:mo math:stretchy="false"></math:mo>
                </math:mrow>
                <math:mo math:stretchy="false">∧</math:mo>
                <math:mtext>likes</math:mtext>
              </math:mrow>
              <math:mrow>
                <math:mo math:stretchy="false"></math:mo>
                <math:mrow>
                  <math:mi>x</math:mi>
                  <math:mi>,</math:mi>
                  <math:mi>y</math:mi>
                </math:mrow>
                <math:mo math:stretchy="false"></math:mo>
              </math:mrow>
            </math:mrow>
            <math:mo math:stretchy="false"></math:mo>
          </math:mrow>
        </math:mrow>
      </math:mtr>
      <math:mtr>
        <math:mrow>
          <math:mi/>
          <math:mo math:stretchy="false">⇒</math:mo>
          <math:mtext>happy</math:mtext>
          <math:mrow>
            <math:mo math:stretchy="false"></math:mo>
            <math:mi>y</math:mi>
            <math:mo math:stretchy="false"></math:mo>
          </math:mrow>
        </math:mrow>
      </math:mtr>
    </math:mtable>
    <math:annotation math:encoding="StarMath 5.0">forall x forall y ("happy"(x) and "likes"(x,y)) newline ` drarrow "happy"(y)</math:annotation>
  </math:semantics>
</math:math>
</file>

<file path=Object 18/content.xml><?xml version="1.0" encoding="utf-8"?>
<!DOCTYPE math  PUBLIC '-//OpenOffice.org//DTD Modified W3C MathML 1.01//EN'  'math.dtd'>
<math:math xmlns:math="http://www.w3.org/1998/Math/MathML">
  <math:semantics>
    <math:mrow>
      <math:mo math:stretchy="false">∀</math:mo>
      <math:mi>x</math:mi>
      <math:mtext>smarter</math:mtext>
      <math:mrow>
        <math:mo math:stretchy="false"></math:mo>
        <math:mrow>
          <math:mtext>father</math:mtext>
          <math:mrow>
            <math:mo math:stretchy="false"></math:mo>
            <math:mi>x</math:mi>
            <math:mo math:stretchy="false"></math:mo>
          </math:mrow>
          <math:mi>,</math:mi>
          <math:mi>x</math:mi>
        </math:mrow>
        <math:mo math:stretchy="false"></math:mo>
      </math:mrow>
    </math:mrow>
    <math:annotation math:encoding="StarMath 5.0">forall x "smarter"("father"(x),x)</math:annotation>
  </math:semantics>
</math:math>
</file>

<file path=Object 19/content.xml><?xml version="1.0" encoding="utf-8"?>
<!DOCTYPE math  PUBLIC '-//OpenOffice.org//DTD Modified W3C MathML 1.01//EN'  'math.dtd'>
<math:math xmlns:math="http://www.w3.org/1998/Math/MathML">
  <math:semantics>
    <math:mtable>
      <math:mtr>
        <math:mrow>
          <math:mo math:stretchy="false">∀</math:mo>
          <math:mi>x</math:mi>
          <math:mrow>
            <math:mo math:stretchy="false">¬</math:mo>
            <math:mtext>likes</math:mtext>
          </math:mrow>
          <math:mrow>
            <math:mo math:stretchy="false"></math:mo>
            <math:mrow>
              <math:mi>x</math:mi>
              <math:mi>,</math:mi>
              <math:mtext>father</math:mtext>
              <math:mrow>
                <math:mo math:stretchy="false"></math:mo>
                <math:mi>x</math:mi>
                <math:mo math:stretchy="false"></math:mo>
              </math:mrow>
            </math:mrow>
            <math:mo math:stretchy="false"></math:mo>
          </math:mrow>
        </math:mrow>
      </math:mtr>
      <math:mtr>
        <math:mrow>
          <math:mrow>
            <math:mi/>
            <math:mo math:stretchy="false">∧</math:mo>
            <math:mtext>likes</math:mtext>
          </math:mrow>
          <math:mrow>
            <math:mo math:stretchy="false"></math:mo>
            <math:mrow>
              <math:mtext>father</math:mtext>
              <math:mrow>
                <math:mo math:stretchy="false"></math:mo>
                <math:mi>x</math:mi>
                <math:mo math:stretchy="false"></math:mo>
              </math:mrow>
              <math:mi>,</math:mi>
              <math:mi>x</math:mi>
            </math:mrow>
            <math:mo math:stretchy="false"></math:mo>
          </math:mrow>
        </math:mrow>
      </math:mtr>
    </math:mtable>
    <math:annotation math:encoding="StarMath 5.0">forall x neg "likes"(x, "father"(x)) newline
` and "likes"("father"(x), x)</math:annotation>
  </math:semantics>
</math:math>
</file>

<file path=Object 2/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20/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x,y)</math:mtext>
        </math:mrow>
      </math:mtr>
      <math:mtr>
        <math:mrow>
          <math:mi/>
          <math:mo math:stretchy="false">⇒</math:mo>
          <math:mrow>
            <math:mo math:stretchy="false">¬</math:mo>
            <math:mtext>likes</math:mtext>
          </math:mrow>
          <math:mrow>
            <math:mo math:stretchy="false"></math:mo>
            <math:mrow>
              <math:mi>y</math:mi>
              <math:mi>,</math:mi>
              <math:mi>x</math:mi>
            </math:mrow>
            <math:mo math:stretchy="false"></math:mo>
          </math:mrow>
        </math:mrow>
      </math:mtr>
    </math:mtable>
    <math:annotation math:encoding="StarMath 5.0">forall x forall y "smarter(x,y)" newline ` drarrow neg "likes"(y,x)</math:annotation>
  </math:semantics>
</math:math>
</file>

<file path=Object 21/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math:mtext>
          <math:mrow>
            <math:mo math:stretchy="false"></math:mo>
            <math:mrow>
              <math:mrow>
                <math:mi>x</math:mi>
                <math:mo math:stretchy="false"></math:mo>
                <math:mi>y</math:mi>
              </math:mrow>
              <math:mi>,</math:mi>
              <math:mi>x</math:mi>
            </math:mrow>
            <math:mo math:stretchy="false"></math:mo>
          </math:mrow>
        </math:mrow>
      </math:mtr>
      <math:mtr>
        <math:mrow>
          <math:mrow>
            <math:mi/>
            <math:mo math:stretchy="false">∧</math:mo>
            <math:mtext>smarter</math:mtext>
          </math:mrow>
          <math:mrow>
            <math:mo math:stretchy="false"></math:mo>
            <math:mrow>
              <math:mrow>
                <math:mi>x</math:mi>
                <math:mo math:stretchy="false"></math:mo>
                <math:mi>y</math:mi>
              </math:mrow>
              <math:mi>,</math:mi>
              <math:mi>y</math:mi>
            </math:mrow>
            <math:mo math:stretchy="false"></math:mo>
          </math:mrow>
        </math:mrow>
      </math:mtr>
    </math:mtable>
    <math:annotation math:encoding="StarMath 5.0">forall x forall y "smarter"(x+y,x) newline ` and "smarter"(x+y,y)</math:annotation>
  </math:semantics>
</math:math>
</file>

<file path=Object 22/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row>
              <math:mi>x</math:mi>
              <math:mo math:stretchy="false"></math:mo>
              <math:mi>y</math:mi>
            </math:mrow>
            <math:mo math:stretchy="false">=</math:mo>
            <math:mtext>father</math:mtext>
          </math:mrow>
          <math:mrow>
            <math:mo math:stretchy="false"></math:mo>
            <math:mrow>
              <math:mi>y</math:mi>
              <math:mo math:stretchy="false"></math:mo>
              <math:mi>x</math:mi>
            </math:mrow>
            <math:mo math:stretchy="false"></math:mo>
          </math:mrow>
        </math:mrow>
        <math:mo math:stretchy="false"></math:mo>
      </math:mrow>
    </math:mrow>
    <math:annotation math:encoding="StarMath 5.0">forall x forall y (x + y = "father"(y+x))</math:annotation>
  </math:semantics>
</math:math>
</file>

<file path=Object 23/content.xml><?xml version="1.0" encoding="utf-8"?>
<!DOCTYPE math  PUBLIC '-//OpenOffice.org//DTD Modified W3C MathML 1.01//EN'  'math.dtd'>
<math:math xmlns:math="http://www.w3.org/1998/Math/MathML">
  <math:semantics>
    <math:mrow>
      <math:mo math:stretchy="false">∀</math:mo>
      <math:mi>x</math:mi>
      <math:mrow>
        <math:mo math:stretchy="false">¬</math:mo>
        <math:mtext>blonde</math:mtext>
      </math:mrow>
      <math:mrow>
        <math:mo math:stretchy="false"></math:mo>
        <math:mrow>
          <math:mtext>father</math:mtext>
          <math:mrow>
            <math:mo math:stretchy="false"></math:mo>
            <math:mi>x</math:mi>
            <math:mo math:stretchy="false"></math:mo>
          </math:mrow>
        </math:mrow>
        <math:mo math:stretchy="false"></math:mo>
      </math:mrow>
    </math:mrow>
    <math:annotation math:encoding="StarMath 5.0">forall x neg "blonde"("father"(x))</math:annotation>
  </math:semantics>
</math:math>
</file>

<file path=Object 24/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gt;= n</math:annotation>
  </math:semantics>
</math:math>
</file>

<file path=Object 25/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lt; n</math:annotation>
  </math:semantics>
</math:math>
</file>

<file path=Object 26/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text>smarter</math:mtext>
      </math:mrow>
      <math:mrow>
        <math:mo math:stretchy="false"></math:mo>
        <math:mrow>
          <math:mi>x</math:mi>
          <math:mi>,</math:mi>
          <math:mi>y</math:mi>
        </math:mrow>
        <math:mo math:stretchy="false"></math:mo>
      </math:mrow>
    </math:mrow>
    <math:annotation math:encoding="StarMath 5.0">forall x forall y neg "smarter"(x,y)</math:annotation>
  </math:semantics>
</math:math>
</file>

<file path=Object 27/content.xml><?xml version="1.0" encoding="utf-8"?>
<!DOCTYPE math  PUBLIC '-//OpenOffice.org//DTD Modified W3C MathML 1.01//EN'  'math.dtd'>
<math:math xmlns:math="http://www.w3.org/1998/Math/MathML">
  <math:semantics>
    <math:mi>?</math:mi>
    <math:annotation math:encoding="StarMath 5.0">?</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exists x forall y</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1/content.xml><?xml version="1.0" encoding="utf-8"?>
<!DOCTYPE math  PUBLIC '-//OpenOffice.org//DTD Modified W3C MathML 1.01//EN'  'math.dtd'>
<math:math xmlns:math="http://www.w3.org/1998/Math/MathML">
  <math:semantics>
    <math:mrow>
      <math:mi>L</math:mi>
      <math:mrow>
        <math:mo math:stretchy="false">∃</math:mo>
        <math:mo math:stretchy="false">∧</math:mo>
        <math:mi>G</math:mi>
      </math:mrow>
      <math:mo math:stretchy="false">∀</math:mo>
    </math:mrow>
    <math:annotation math:encoding="StarMath 5.0">L exists and G forall</math:annotation>
  </math:semantics>
</math:math>
</file>

<file path=Object 4/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exists y</math:annotation>
  </math:semantics>
</math:math>
</file>

<file path=Object 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6/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7/content.xml><?xml version="1.0" encoding="utf-8"?>
<!DOCTYPE math  PUBLIC '-//OpenOffice.org//DTD Modified W3C MathML 1.01//EN'  'math.dtd'>
<math:math xmlns:math="http://www.w3.org/1998/Math/MathML">
  <math:semantics>
    <math:mrow>
      <math:mo math:stretchy="false">∃</math:mo>
      <math:mi>!</math:mi>
      <math:mi>x</math:mi>
    </math:mrow>
    <math:annotation math:encoding="StarMath 5.0">exists! x</math:annotation>
  </math:semantics>
</math:math>
</file>

<file path=Object 8/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exists z</math:annotation>
  </math:semantics>
</math:math>
</file>

<file path=Object 9/content.xml><?xml version="1.0" encoding="utf-8"?>
<!DOCTYPE math  PUBLIC '-//OpenOffice.org//DTD Modified W3C MathML 1.01//EN'  'math.dtd'>
<math:math xmlns:math="http://www.w3.org/1998/Math/MathML">
  <math:semantics>
    <math:mrow>
      <math:mo math:stretchy="false">∀</math:mo>
      <math:mi>x</math:mi>
      <math:mo math:stretchy="false">∃</math:mo>
      <math:mi>!</math:mi>
      <math:mi>y</math:mi>
    </math:mrow>
    <math:annotation math:encoding="StarMath 5.0">forall x exists! y</math:annotation>
  </math:semantics>
</math:math>
</file>